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28mm"/>
    </style:style>
    <style:style style:name="co4" style:family="table-column">
      <style:table-column-properties fo:break-before="auto" style:column-width="91.85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7.84mm"/>
    </style:style>
    <style:style style:name="co10" style:family="table-column">
      <style:table-column-properties fo:break-before="auto" style:column-width="29.95mm"/>
    </style:style>
    <style:style style:name="co11" style:family="table-column">
      <style:table-column-properties fo:break-before="auto" style:column-width="24.99mm"/>
    </style:style>
    <style:style style:name="co12" style:family="table-column">
      <style:table-column-properties fo:break-before="auto" style:column-width="18.04mm"/>
    </style:style>
    <style:style style:name="co13" style:family="table-column">
      <style:table-column-properties fo:break-before="auto" style:column-width="29.21mm"/>
    </style:style>
    <style:style style:name="co14" style:family="table-column">
      <style:table-column-properties fo:break-before="auto" style:column-width="17.15mm"/>
    </style:style>
    <style:style style:name="co15" style:family="table-column">
      <style:table-column-properties fo:break-before="auto" style:column-width="32.68mm"/>
    </style:style>
    <style:style style:name="co16" style:family="table-column">
      <style:table-column-properties fo:break-before="auto" style:column-width="32.21mm"/>
    </style:style>
    <style:style style:name="co17" style:family="table-column">
      <style:table-column-properties fo:break-before="auto" style:column-width="28.22mm"/>
    </style:style>
    <style:style style:name="co18" style:family="table-column">
      <style:table-column-properties fo:break-before="auto" style:column-width="4.52mm"/>
    </style:style>
    <style:style style:name="ro1" style:family="table-row">
      <style:table-row-properties style:row-height="40.01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 style:data-style-name="N123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ackground-color="#007826" style:text-align-source="fix" style:repeat-content="false" fo:border="0.74pt solid #000000" style:vertical-align="middle"/>
      <style:paragraph-properties fo:text-align="center" fo:margin-left="0mm"/>
      <style:text-properties fo:color="#ffff00" fo:font-weight="bold" style:font-weight-asian="bold" style:font-weight-complex="bold"/>
    </style:style>
    <style:style style:name="ce23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57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99ccff" style:text-align-source="fix" style:repeat-content="false" fo:border="0.74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ff9999" style:text-align-source="fix" style:repeat-content="false" fo:border="0.74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ackground-color="#ff6666" style:text-align-source="fix" style:repeat-content="false" fo:border="0.74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123"/>
  </office:automatic-styles>
  <office:body>
    <office:spreadsheet>
      <table:calculation-settings table:automatic-find-labels="false" table:use-regular-expressions="false"/>
      <table:table table:name="Ins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1"/>
        <table:table-column table:style-name="co3" table:default-cell-style-name="ce31"/>
        <table:table-column table:style-name="co4" table:default-cell-style-name="Default"/>
        <table:table-column table:style-name="co5" table:default-cell-style-name="ce31"/>
        <table:table-column table:style-name="co6" table:default-cell-style-name="ce31"/>
        <table:table-column table:style-name="co7" table:number-columns-repeated="2" table:default-cell-style-name="ce31"/>
        <table:table-column table:style-name="co8" table:default-cell-style-name="Default"/>
        <table:table-row table:style-name="ro1">
          <table:table-cell table:style-name="ce30" office:value-type="string" calcext:value-type="string">
            <text:p>Opcode</text:p>
          </table:table-cell>
          <table:table-cell table:style-name="ce30" office:value-type="string" calcext:value-type="string">
            <text:p>Field that will use the value in next column</text:p>
          </table:table-cell>
          <table:table-cell table:style-name="ce30" office:value-type="string" calcext:value-type="string">
            <text:p>Value</text:p>
          </table:table-cell>
          <table:table-cell table:style-name="ce30" office:value-type="string" calcext:value-type="string">
            <text:p>Operation</text:p>
          </table:table-cell>
          <table:table-cell table:style-name="ce30" office:value-type="string" calcext:value-type="string">
            <text:p>Insn_Category</text:p>
          </table:table-cell>
          <table:table-cell table:style-name="ce30" office:value-type="string" calcext:value-type="string">
            <text:p>Format Index</text:p>
          </table:table-cell>
          <table:table-cell table:style-name="ce30" office:value-type="string" calcext:value-type="string">
            <text:p>Processing Status</text:p>
          </table:table-cell>
          <table:table-cell table:style-name="ce30" office:value-type="string" calcext:value-type="string">
            <text:p>Privilege</text:p>
            <text:p>(0 – no, 1 – yes, 2 – if ref’d ASR is privileged)</text:p>
          </table:table-cell>
          <table:table-cell/>
        </table:table-row>
        <table:table-row table:style-name="ro2">
          <table:table-cell office:value-type="string" calcext:value-type="string">
            <text:p>LDSB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1" calcext:value-type="float">
            <text:p>001001</text:p>
          </table:table-cell>
          <table:table-cell office:value-type="string" calcext:value-type="string">
            <text:p>Load Signed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SH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office:value-type="string" calcext:value-type="string">
            <text:p>Load Signed Half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UB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UH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office:value-type="string" calcext:value-type="string">
            <text:p>Load Unsigned Half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</text:p>
          </table:table-cell>
          <table:table-cell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LDD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office:value-type="string" calcext:value-type="string">
            <text:p>Load Double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SBA†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001" calcext:value-type="float">
            <text:p>011001</text:p>
          </table:table-cell>
          <table:table-cell office:value-type="string" calcext:value-type="string">
            <text:p>Load Signed Byte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SHA†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office:value-type="string" calcext:value-type="string">
            <text:p>Load Signed Half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UBA†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office:value-type="string" calcext:value-type="string">
            <text:p>Load Unsigned Byte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UHA†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office:value-type="string" calcext:value-type="string">
            <text:p>Load Unsigned Half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A†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office:value-type="string" calcext:value-type="string">
            <text:p>Load 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LDDA†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office:value-type="string" calcext:value-type="string">
            <text:p>Load Double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F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office:value-type="string" calcext:value-type="string">
            <text:p>Load Floating-point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2.1|B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DF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office:value-type="string" calcext:value-type="string">
            <text:p>Load Double Floating-point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2.1|B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FSR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office:value-type="string" calcext:value-type="string">
            <text:p>Load Floating-point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2.1|B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LDC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0000" calcext:value-type="float">
            <text:p>110000</text:p>
          </table:table-cell>
          <table:table-cell office:value-type="string" calcext:value-type="string">
            <text:p>Load Coprocessor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3.1|B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LDDC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0011" calcext:value-type="float">
            <text:p>110011</text:p>
          </table:table-cell>
          <table:table-cell office:value-type="string" calcext:value-type="string">
            <text:p>Load Double Coprocessor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3.1|B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LDCSR 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0001" calcext:value-type="float">
            <text:p>110001</text:p>
          </table:table-cell>
          <table:table-cell office:value-type="string" calcext:value-type="string">
            <text:p>Load Coprocessor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3.1|B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B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office:value-type="string" calcext:value-type="string">
            <text:p>Store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H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office:value-type="string" calcext:value-type="string">
            <text:p>Store Half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office:value-type="string" calcext:value-type="string">
            <text:p>Store 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TD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office:value-type="string" calcext:value-type="string">
            <text:p>Store Double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BA†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office:value-type="string" calcext:value-type="string">
            <text:p>Store Byte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HA†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office:value-type="string" calcext:value-type="string">
            <text:p>Store Halfword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A†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office:value-type="string" calcext:value-type="string">
            <text:p>Store Word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TDA† 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office:value-type="string" calcext:value-type="string">
            <text:p>Store Doubleword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F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office:value-type="string" calcext:value-type="string">
            <text:p>Store Floating-point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DF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office:value-type="string" calcext:value-type="string">
            <text:p>Store Double Floating-point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FSR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office:value-type="string" calcext:value-type="string">
            <text:p>Store Floating-point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DFQ† 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office:value-type="string" calcext:value-type="string">
            <text:p>Store Double Floating-point deferred-trap Queu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TC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0100" calcext:value-type="float">
            <text:p>110100</text:p>
          </table:table-cell>
          <table:table-cell office:value-type="string" calcext:value-type="string">
            <text:p>Store Coprocesso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TDC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0111" calcext:value-type="float">
            <text:p>110111</text:p>
          </table:table-cell>
          <table:table-cell office:value-type="string" calcext:value-type="string">
            <text:p>Store Double Coprocesso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TCSR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0101" calcext:value-type="float">
            <text:p>110101</text:p>
          </table:table-cell>
          <table:table-cell office:value-type="string" calcext:value-type="string">
            <text:p>Store Coprocessor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TDCQ†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0110" calcext:value-type="float">
            <text:p>110110</text:p>
          </table:table-cell>
          <table:table-cell office:value-type="string" calcext:value-type="string">
            <text:p>Store Double Coprocessor Queu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STUB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01" calcext:value-type="float">
            <text:p>001101</text:p>
          </table:table-cell>
          <table:table-cell office:value-type="string" calcext:value-type="string">
            <text:p>Atomic Load-Store Unsigned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7.1|B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STUBA† 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101" calcext:value-type="float">
            <text:p>011101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7.1|B7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WAP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office:value-type="string" calcext:value-type="string">
            <text:p>SWAP register with memory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8.1|B8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WAPA† 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office:value-type="string" calcext:value-type="string">
            <text:p>SWAP register with Alternate space memory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8.1|B8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ETHI</text:p>
          </table:table-cell>
          <table:table-cell table:number-columns-repeated="2"/>
          <table:table-cell office:value-type="string" calcext:value-type="string">
            <text:p>Set High-Order 22 bits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9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NOP</text:p>
          </table:table-cell>
          <table:table-cell table:number-columns-repeated="2"/>
          <table:table-cell office:value-type="string" calcext:value-type="string">
            <text:p>No Operation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0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office:value-type="string" calcext:value-type="string">
            <text:p>An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office:value-type="string" calcext:value-type="string">
            <text:p>And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office:value-type="string" calcext:value-type="string">
            <text:p>And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office:value-type="string" calcext:value-type="string">
            <text:p>In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office:value-type="string" calcext:value-type="string">
            <text:p>In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office:value-type="string" calcext:value-type="string">
            <text:p>Inclusive Or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office:value-type="string" calcext:value-type="string">
            <text:p>Inclusive Or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XOR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office:value-type="string" calcext:value-type="string">
            <text:p>Ex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office:value-type="string" calcext:value-type="string">
            <text:p>Ex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office:value-type="string" calcext:value-type="string">
            <text:p>Exclusive N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office:value-type="string" calcext:value-type="string">
            <text:p>Exclusive N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office:value-type="string" calcext:value-type="string">
            <text:p>Shift Lef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2.1|B1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office:value-type="string" calcext:value-type="string">
            <text:p>Shift Righ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2.1|B1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office:value-type="string" calcext:value-type="string">
            <text:p>Shift Right Arithmeti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2.1|B1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ADD</text:p>
          </table:table-cell>
          <table:table-cell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ADDcc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office:value-type="string" calcext:value-type="string">
            <text:p>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ADDX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0" calcext:value-type="float">
            <text:p>001000</text:p>
          </table:table-cell>
          <table:table-cell office:value-type="string" calcext:value-type="string">
            <text:p>Add with Carr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ADDXcc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000" calcext:value-type="float">
            <text:p>011000</text:p>
          </table:table-cell>
          <table:table-cell office:value-type="string" calcext:value-type="string">
            <text:p>Add with Carr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ADDcc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office:value-type="string" calcext:value-type="string">
            <text:p>Tagged 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ADDccTV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010" calcext:value-type="float">
            <text:p>100010</text:p>
          </table:table-cell>
          <table:table-cell office:value-type="string" calcext:value-type="string">
            <text:p>Tagged Add, modify icc and Trap on Overfl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office:value-type="string" calcext:value-type="string">
            <text:p>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UBX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00" calcext:value-type="float">
            <text:p>001100</text:p>
          </table:table-cell>
          <table:table-cell office:value-type="string" calcext:value-type="string">
            <text:p>Subtract with Carr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UBXcc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100" calcext:value-type="float">
            <text:p>011100</text:p>
          </table:table-cell>
          <table:table-cell office:value-type="string" calcext:value-type="string">
            <text:p>Subtract with Carr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SUBcc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office:value-type="string" calcext:value-type="string">
            <text:p>Tagged 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SUBccTV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MULScc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office:value-type="string" calcext:value-type="string">
            <text:p>Multiply Step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7.1|B1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office:value-type="string" calcext:value-type="string">
            <text:p>Un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011" calcext:value-type="float">
            <text:p>001011</text:p>
          </table:table-cell>
          <table:table-cell office:value-type="string" calcext:value-type="string">
            <text:p>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office:value-type="string" calcext:value-type="string">
            <text:p>Un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011" calcext:value-type="float">
            <text:p>011011</text:p>
          </table:table-cell>
          <table:table-cell office:value-type="string" calcext:value-type="string">
            <text:p>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10" calcext:value-type="float">
            <text:p>001110</text:p>
          </table:table-cell>
          <table:table-cell office:value-type="string" calcext:value-type="string">
            <text:p>Un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office:value-type="string" calcext:value-type="string">
            <text:p>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110" calcext:value-type="float">
            <text:p>011110</text:p>
          </table:table-cell>
          <table:table-cell office:value-type="string" calcext:value-type="string">
            <text:p>Un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office:value-type="string" calcext:value-type="string">
            <text:p>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AVE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1100" calcext:value-type="float">
            <text:p>111100</text:p>
          </table:table-cell>
          <table:table-cell office:value-type="string" calcext:value-type="string">
            <text:p>Save caller’s wind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RESTORE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1101" calcext:value-type="float">
            <text:p>111101</text:p>
          </table:table-cell>
          <table:table-cell office:value-type="string" calcext:value-type="string">
            <text:p>Restore caller’s wind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A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00" calcext:value-type="float">
            <text:p>1000</text:p>
          </table:table-cell>
          <table:table-cell office:value-type="string" calcext:value-type="string">
            <text:p>Branch Alway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N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01" calcext:value-type="float">
            <text:p>1001</text:p>
          </table:table-cell>
          <table:table-cell office:value-type="string" calcext:value-type="string">
            <text:p>Branch on Not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E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G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10" calcext:value-type="float">
            <text:p>1010</text:p>
          </table:table-cell>
          <table:table-cell office:value-type="string" calcext:value-type="string">
            <text:p>Branch on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LE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" calcext:value-type="float">
            <text:p>0010</text:p>
          </table:table-cell>
          <table:table-cell office:value-type="string" calcext:value-type="string">
            <text:p>Branch on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GE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11" calcext:value-type="float">
            <text:p>1011</text:p>
          </table:table-cell>
          <table:table-cell office:value-type="string" calcext:value-type="string">
            <text:p>Branch on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L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" calcext:value-type="float">
            <text:p>0011</text:p>
          </table:table-cell>
          <table:table-cell office:value-type="string" calcext:value-type="string">
            <text:p>Branch on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GU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00" calcext:value-type="float">
            <text:p>1100</text:p>
          </table:table-cell>
          <table:table-cell office:value-type="string" calcext:value-type="string">
            <text:p>Branch on Greater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LEU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0" calcext:value-type="float">
            <text:p>0100</text:p>
          </table:table-cell>
          <table:table-cell office:value-type="string" calcext:value-type="string">
            <text:p>Branch on Less or Equal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01" calcext:value-type="float">
            <text:p>11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1" calcext:value-type="float">
            <text:p>0101</text:p>
          </table:table-cell>
          <table:table-cell office:value-type="string" calcext:value-type="string">
            <text:p>Branch on Carry Set (Less than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POS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10" calcext:value-type="float">
            <text:p>1110</text:p>
          </table:table-cell>
          <table:table-cell office:value-type="string" calcext:value-type="string">
            <text:p>Branch on Posi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NEG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0" calcext:value-type="float">
            <text:p>0110</text:p>
          </table:table-cell>
          <table:table-cell office:value-type="string" calcext:value-type="string">
            <text:p>Branch on Nega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11" calcext:value-type="float">
            <text:p>1111</text:p>
          </table:table-cell>
          <table:table-cell office:value-type="string" calcext:value-type="string">
            <text:p>Branch on Overflow Clea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1" calcext:value-type="float">
            <text:p>0111</text:p>
          </table:table-cell>
          <table:table-cell office:value-type="string" calcext:value-type="string">
            <text:p>Branch on Overflow Set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A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00" calcext:value-type="float">
            <text:p>1000</text:p>
          </table:table-cell>
          <table:table-cell office:value-type="string" calcext:value-type="string">
            <text:p>Branch Alway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N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U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1" calcext:value-type="float">
            <text:p>0111</text:p>
          </table:table-cell>
          <table:table-cell office:value-type="string" calcext:value-type="string">
            <text:p>Branch on Unorder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G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0" calcext:value-type="float">
            <text:p>0110</text:p>
          </table:table-cell>
          <table:table-cell office:value-type="string" calcext:value-type="string">
            <text:p>Branch on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UG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1" calcext:value-type="float">
            <text:p>0101</text:p>
          </table:table-cell>
          <table:table-cell office:value-type="string" calcext:value-type="string">
            <text:p>Branch on Unordered or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L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0" calcext:value-type="float">
            <text:p>0100</text:p>
          </table:table-cell>
          <table:table-cell office:value-type="string" calcext:value-type="string">
            <text:p>Branch on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UL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" calcext:value-type="float">
            <text:p>0011</text:p>
          </table:table-cell>
          <table:table-cell office:value-type="string" calcext:value-type="string">
            <text:p>Branch on Unordered or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LG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" calcext:value-type="float">
            <text:p>0010</text:p>
          </table:table-cell>
          <table:table-cell office:value-type="string" calcext:value-type="string">
            <text:p>Branch on Less or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NE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E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01" calcext:value-type="float">
            <text:p>1001</text:p>
          </table:table-cell>
          <table:table-cell office:value-type="string" calcext:value-type="string">
            <text:p>Branch on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UE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10" calcext:value-type="float">
            <text:p>1010</text:p>
          </table:table-cell>
          <table:table-cell office:value-type="string" calcext:value-type="string">
            <text:p>Branch on Unordered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GE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11" calcext:value-type="float">
            <text:p>1011</text:p>
          </table:table-cell>
          <table:table-cell office:value-type="string" calcext:value-type="string">
            <text:p>Branch on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UGE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00" calcext:value-type="float">
            <text:p>1100</text:p>
          </table:table-cell>
          <table:table-cell office:value-type="string" calcext:value-type="string">
            <text:p>Branch on Unordered or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LE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01" calcext:value-type="float">
            <text:p>1101</text:p>
          </table:table-cell>
          <table:table-cell office:value-type="string" calcext:value-type="string">
            <text:p>Branch on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ULE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10" calcext:value-type="float">
            <text:p>1110</text:p>
          </table:table-cell>
          <table:table-cell office:value-type="string" calcext:value-type="string">
            <text:p>Branch on Unordered or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O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11" calcext:value-type="float">
            <text:p>1111</text:p>
          </table:table-cell>
          <table:table-cell office:value-type="string" calcext:value-type="string">
            <text:p>Branch on Order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A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00" calcext:value-type="float">
            <text:p>10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N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0" calcext:value-type="float">
            <text:p>00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3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1" calcext:value-type="float">
            <text:p>01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2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0" calcext:value-type="float">
            <text:p>01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23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1" calcext:value-type="float">
            <text:p>01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1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0" calcext:value-type="float">
            <text:p>01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13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" calcext:value-type="float">
            <text:p>00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12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" calcext:value-type="float">
            <text:p>00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123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" calcext:value-type="float">
            <text:p>00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0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01" calcext:value-type="float">
            <text:p>10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03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10" calcext:value-type="float">
            <text:p>10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02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11" calcext:value-type="float">
            <text:p>10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023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00" calcext:value-type="float">
            <text:p>11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01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01" calcext:value-type="float">
            <text:p>11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013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10" calcext:value-type="float">
            <text:p>11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012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11" calcext:value-type="float">
            <text:p>11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CALL</text:p>
          </table:table-cell>
          <table:table-cell office:value-type="string" calcext:value-type="string">
            <text:p>op</text:p>
          </table:table-cell>
          <table:table-cell table:style-name="ce35" office:value-type="float" office:value="1" calcext:value-type="float">
            <text:p>01</text:p>
          </table:table-cell>
          <table:table-cell office:value-type="string" calcext:value-type="string">
            <text:p>Call and Link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JMPL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1000" calcext:value-type="float">
            <text:p>111000</text:p>
          </table:table-cell>
          <table:table-cell office:value-type="string" calcext:value-type="string">
            <text:p>Jump and Link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RETT</text:p>
          </table:table-cell>
          <table:table-cell office:value-type="string" calcext:value-type="string">
            <text:p>op3</text:p>
          </table:table-cell>
          <table:table-cell table:style-name="ce32" office:value-type="float" office:value="111001" calcext:value-type="float">
            <text:p>111001</text:p>
          </table:table-cell>
          <table:table-cell office:value-type="string" calcext:value-type="string">
            <text:p>Return from Trap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6.1|B26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A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00" calcext:value-type="float">
            <text:p>1000</text:p>
          </table:table-cell>
          <table:table-cell office:value-type="string" calcext:value-type="string">
            <text:p>Trap Alway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N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Trap Nev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NE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01" calcext:value-type="float">
            <text:p>1001</text:p>
          </table:table-cell>
          <table:table-cell office:value-type="string" calcext:value-type="string">
            <text:p>Trap on Not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E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Trap on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G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10" calcext:value-type="float">
            <text:p>1010</text:p>
          </table:table-cell>
          <table:table-cell office:value-type="string" calcext:value-type="string">
            <text:p>Trap on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LE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" calcext:value-type="float">
            <text:p>0010</text:p>
          </table:table-cell>
          <table:table-cell office:value-type="string" calcext:value-type="string">
            <text:p>Trap on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GE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11" calcext:value-type="float">
            <text:p>1011</text:p>
          </table:table-cell>
          <table:table-cell office:value-type="string" calcext:value-type="string">
            <text:p>Trap on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L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" calcext:value-type="float">
            <text:p>0011</text:p>
          </table:table-cell>
          <table:table-cell office:value-type="string" calcext:value-type="string">
            <text:p>Trap on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GU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00" calcext:value-type="float">
            <text:p>1100</text:p>
          </table:table-cell>
          <table:table-cell office:value-type="string" calcext:value-type="string">
            <text:p>Trap on Greater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LEU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0" calcext:value-type="float">
            <text:p>0100</text:p>
          </table:table-cell>
          <table:table-cell office:value-type="string" calcext:value-type="string">
            <text:p>Trap on Less or Equal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CC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01" calcext:value-type="float">
            <text:p>11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CS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01" calcext:value-type="float">
            <text:p>0101</text:p>
          </table:table-cell>
          <table:table-cell office:value-type="string" calcext:value-type="string">
            <text:p>Trap on Carry Set (Less Than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POS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10" calcext:value-type="float">
            <text:p>1110</text:p>
          </table:table-cell>
          <table:table-cell office:value-type="string" calcext:value-type="string">
            <text:p>Trap on Posi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NEG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0" calcext:value-type="float">
            <text:p>0110</text:p>
          </table:table-cell>
          <table:table-cell office:value-type="string" calcext:value-type="string">
            <text:p>Trap on Nega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VC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11" calcext:value-type="float">
            <text:p>1111</text:p>
          </table:table-cell>
          <table:table-cell office:value-type="string" calcext:value-type="string">
            <text:p>Trap on Overflow Clea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VS</text:p>
          </table:table-cell>
          <table:table-cell office:value-type="string" calcext:value-type="string">
            <text:p>cond</text:p>
          </table:table-cell>
          <table:table-cell table:style-name="ce33" office:value-type="float" office:value="111" calcext:value-type="float">
            <text:p>0111</text:p>
          </table:table-cell>
          <table:table-cell office:value-type="string" calcext:value-type="string">
            <text:p>Trap on Overflow Set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RDY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Read Y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RDASR‡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Read Ancillary State Register (reserved)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RDASR‡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(implementation-dependent)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RDPSR†</text:p>
          </table:table-cell>
          <table:table-cell office:value-type="string" calcext:value-type="string">
            <text:p>op3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Read Processor State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RDWIM†</text:p>
          </table:table-cell>
          <table:table-cell office:value-type="string" calcext:value-type="string">
            <text:p>op3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Read Window Invalid Mask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RDTBR†</text:p>
          </table:table-cell>
          <table:table-cell office:value-type="string" calcext:value-type="string">
            <text:p>op3</text:p>
          </table:table-cell>
          <table:table-cell office:value-type="float" office:value="101011" calcext:value-type="float">
            <text:p>101011</text:p>
          </table:table-cell>
          <table:table-cell office:value-type="string" calcext:value-type="string">
            <text:p>Read Trap Base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WRY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Write Y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WRASR‡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Write Ancillary State Register (reserved)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WRASR‡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(implementation-dependent)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WRPSR†</text:p>
          </table:table-cell>
          <table:table-cell office:value-type="string" calcext:value-type="string">
            <text:p>op3</text:p>
          </table:table-cell>
          <table:table-cell office:value-type="float" office:value="110001" calcext:value-type="float">
            <text:p>110001</text:p>
          </table:table-cell>
          <table:table-cell office:value-type="string" calcext:value-type="string">
            <text:p>Write Processor State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WRWIM†</text:p>
          </table:table-cell>
          <table:table-cell office:value-type="string" calcext:value-type="string">
            <text:p>op3</text:p>
          </table:table-cell>
          <table:table-cell office:value-type="float" office:value="110010" calcext:value-type="float">
            <text:p>110010</text:p>
          </table:table-cell>
          <table:table-cell office:value-type="string" calcext:value-type="string">
            <text:p>Write Window Invalid Mask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WRTBR†</text:p>
          </table:table-cell>
          <table:table-cell office:value-type="string" calcext:value-type="string">
            <text:p>op3</text:p>
          </table:table-cell>
          <table:table-cell office:value-type="float" office:value="110011" calcext:value-type="float">
            <text:p>110011</text:p>
          </table:table-cell>
          <table:table-cell office:value-type="string" calcext:value-type="string">
            <text:p>Write Trap Base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BAR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Store Barrier</text:p>
          </table:table-cell>
          <table:table-cell/>
          <table:table-cell office:value-type="string" calcext:value-type="string">
            <text:p>B30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UNIMP</text:p>
          </table:table-cell>
          <table:table-cell office:value-type="string" calcext:value-type="string">
            <text:p>op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mplemented</text:p>
          </table:table-cell>
          <table:table-cell/>
          <table:table-cell office:value-type="string" calcext:value-type="string">
            <text:p>B3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FLUSH</text:p>
          </table:table-cell>
          <table:table-cell office:value-type="string" calcext:value-type="string">
            <text:p>op3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Flush Instruction Memory</text:p>
          </table:table-cell>
          <table:table-cell/>
          <table:table-cell office:value-type="string" calcext:value-type="string">
            <text:p>B32.1|B3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FPop1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Floating Point Operate</text:p>
          </table:table-cell>
          <table:table-cell/>
          <table:table-cell office:value-type="string" calcext:value-type="string">
            <text:p>B3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FPop2</text:p>
          </table:table-cell>
          <table:table-cell office:value-type="string" calcext:value-type="string">
            <text:p>op3</text:p>
          </table:table-cell>
          <table:table-cell office:value-type="float" office:value="110101" calcext:value-type="float">
            <text:p>110101</text:p>
          </table:table-cell>
          <table:table-cell office:value-type="string" calcext:value-type="string">
            <text:p>Floating Point Operate</text:p>
          </table:table-cell>
          <table:table-cell/>
          <table:table-cell office:value-type="string" calcext:value-type="string">
            <text:p>B3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iTOs</text:p>
          </table:table-cell>
          <table:table-cell office:value-type="string" calcext:value-type="string">
            <text:p>opf</text:p>
          </table:table-cell>
          <table:table-cell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iTOd</text:p>
          </table:table-cell>
          <table:table-cell office:value-type="string" calcext:value-type="string">
            <text:p>opf</text:p>
          </table:table-cell>
          <table:table-cell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iTOq</text:p>
          </table:table-cell>
          <table:table-cell office:value-type="string" calcext:value-type="string">
            <text:p>opf</text:p>
          </table:table-cell>
          <table:table-cell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sTOi</text:p>
          </table:table-cell>
          <table:table-cell office:value-type="string" calcext:value-type="string">
            <text:p>opf</text:p>
          </table:table-cell>
          <table:table-cell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dTOi</text:p>
          </table:table-cell>
          <table:table-cell office:value-type="string" calcext:value-type="string">
            <text:p>opf</text:p>
          </table:table-cell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qTOi</text:p>
          </table:table-cell>
          <table:table-cell office:value-type="string" calcext:value-type="string">
            <text:p>opf</text:p>
          </table:table-cell>
          <table:table-cell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sTOd</text:p>
          </table:table-cell>
          <table:table-cell office:value-type="string" calcext:value-type="string">
            <text:p>opf</text:p>
          </table:table-cell>
          <table:table-cell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sTOq</text:p>
          </table:table-cell>
          <table:table-cell office:value-type="string" calcext:value-type="string">
            <text:p>opf</text:p>
          </table:table-cell>
          <table:table-cell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dTOs</text:p>
          </table:table-cell>
          <table:table-cell office:value-type="string" calcext:value-type="string">
            <text:p>opf</text:p>
          </table:table-cell>
          <table:table-cell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dTOq</text:p>
          </table:table-cell>
          <table:table-cell office:value-type="string" calcext:value-type="string">
            <text:p>opf</text:p>
          </table:table-cell>
          <table:table-cell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qTOs</text:p>
          </table:table-cell>
          <table:table-cell office:value-type="string" calcext:value-type="string">
            <text:p>opf</text:p>
          </table:table-cell>
          <table:table-cell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qTOd</text:p>
          </table:table-cell>
          <table:table-cell office:value-type="string" calcext:value-type="string">
            <text:p>opf</text:p>
          </table:table-cell>
          <table:table-cell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MOVs</text:p>
          </table:table-cell>
          <table:table-cell office:value-type="string" calcext:value-type="string">
            <text:p>o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NEGs</text:p>
          </table:table-cell>
          <table:table-cell office:value-type="string" calcext:value-type="string">
            <text:p>opf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ABSs</text:p>
          </table:table-cell>
          <table:table-cell office:value-type="string" calcext:value-type="string">
            <text:p>opf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SQRTs</text:p>
          </table:table-cell>
          <table:table-cell office:value-type="string" calcext:value-type="string">
            <text:p>opf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SQRTd</text:p>
          </table:table-cell>
          <table:table-cell office:value-type="string" calcext:value-type="string">
            <text:p>opf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SQRTq</text:p>
          </table:table-cell>
          <table:table-cell office:value-type="string" calcext:value-type="string">
            <text:p>opf</text:p>
          </table:table-cell>
          <table:table-cell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ADDs</text:p>
          </table:table-cell>
          <table:table-cell office:value-type="string" calcext:value-type="string">
            <text:p>opf</text:p>
          </table:table-cell>
          <table:table-cell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ADDd</text:p>
          </table:table-cell>
          <table:table-cell office:value-type="string" calcext:value-type="string">
            <text:p>opf</text:p>
          </table:table-cell>
          <table:table-cell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ADDq</text:p>
          </table:table-cell>
          <table:table-cell office:value-type="string" calcext:value-type="string">
            <text:p>opf</text:p>
          </table:table-cell>
          <table:table-cell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SUBs</text:p>
          </table:table-cell>
          <table:table-cell office:value-type="string" calcext:value-type="string">
            <text:p>opf</text:p>
          </table:table-cell>
          <table:table-cell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SUBd</text:p>
          </table:table-cell>
          <table:table-cell office:value-type="string" calcext:value-type="string">
            <text:p>opf</text:p>
          </table:table-cell>
          <table:table-cell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SUBq</text:p>
          </table:table-cell>
          <table:table-cell office:value-type="string" calcext:value-type="string">
            <text:p>opf</text:p>
          </table:table-cell>
          <table:table-cell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MULs</text:p>
          </table:table-cell>
          <table:table-cell office:value-type="string" calcext:value-type="string">
            <text:p>opf</text:p>
          </table:table-cell>
          <table:table-cell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MULd</text:p>
          </table:table-cell>
          <table:table-cell office:value-type="string" calcext:value-type="string">
            <text:p>opf</text:p>
          </table:table-cell>
          <table:table-cell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MULq</text:p>
          </table:table-cell>
          <table:table-cell office:value-type="string" calcext:value-type="string">
            <text:p>opf</text:p>
          </table:table-cell>
          <table:table-cell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sMULd</text:p>
          </table:table-cell>
          <table:table-cell office:value-type="string" calcext:value-type="string">
            <text:p>opf</text:p>
          </table:table-cell>
          <table:table-cell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dMULq</text:p>
          </table:table-cell>
          <table:table-cell office:value-type="string" calcext:value-type="string">
            <text:p>opf</text:p>
          </table:table-cell>
          <table:table-cell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DIVs</text:p>
          </table:table-cell>
          <table:table-cell office:value-type="string" calcext:value-type="string">
            <text:p>opf</text:p>
          </table:table-cell>
          <table:table-cell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DIVd</text:p>
          </table:table-cell>
          <table:table-cell office:value-type="string" calcext:value-type="string">
            <text:p>opf</text:p>
          </table:table-cell>
          <table:table-cell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DIVq</text:p>
          </table:table-cell>
          <table:table-cell office:value-type="string" calcext:value-type="string">
            <text:p>opf</text:p>
          </table:table-cell>
          <table:table-cell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CMPs</text:p>
          </table:table-cell>
          <table:table-cell office:value-type="string" calcext:value-type="string">
            <text:p>opf</text:p>
          </table:table-cell>
          <table:table-cell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CMPd</text:p>
          </table:table-cell>
          <table:table-cell office:value-type="string" calcext:value-type="string">
            <text:p>opf</text:p>
          </table:table-cell>
          <table:table-cell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CMPq</text:p>
          </table:table-cell>
          <table:table-cell office:value-type="string" calcext:value-type="string">
            <text:p>opf</text:p>
          </table:table-cell>
          <table:table-cell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CMPEs</text:p>
          </table:table-cell>
          <table:table-cell office:value-type="string" calcext:value-type="string">
            <text:p>opf</text:p>
          </table:table-cell>
          <table:table-cell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CMPEd</text:p>
          </table:table-cell>
          <table:table-cell office:value-type="string" calcext:value-type="string">
            <text:p>opf</text:p>
          </table:table-cell>
          <table:table-cell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CMPEq</text:p>
          </table:table-cell>
          <table:table-cell office:value-type="string" calcext:value-type="string">
            <text:p>opf</text:p>
          </table:table-cell>
          <table:table-cell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Pop1</text:p>
          </table:table-cell>
          <table:table-cell office:value-type="string" calcext:value-type="string">
            <text:p>opc</text:p>
          </table:table-cell>
          <table:table-cell office:value-type="float" office:value="110110" calcext:value-type="float">
            <text:p>110110</text:p>
          </table:table-cell>
          <table:table-cell office:value-type="string" calcext:value-type="string">
            <text:p>Coprocessor Operate</text:p>
          </table:table-cell>
          <table:table-cell/>
          <table:table-cell office:value-type="string" calcext:value-type="string">
            <text:p>B3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Pop2</text:p>
          </table:table-cell>
          <table:table-cell office:value-type="string" calcext:value-type="string">
            <text:p>opc</text:p>
          </table:table-cell>
          <table:table-cell office:value-type="float" office:value="110111" calcext:value-type="float">
            <text:p>110111</text:p>
          </table:table-cell>
          <table:table-cell office:value-type="string" calcext:value-type="string">
            <text:p>Coprocessor Operate</text:p>
          </table:table-cell>
          <table:table-cell/>
          <table:table-cell office:value-type="string" calcext:value-type="string">
            <text:p>B3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4" table:number-rows-repeated="104837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Formats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8" table:number-columns-repeated="4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5" table:default-cell-style-name="Default"/>
        <table:table-column table:style-name="co8" table:number-columns-repeated="6" table:default-cell-style-name="Default"/>
        <table:table-row table:style-name="ro4">
          <table:table-cell office:value-type="string" calcext:value-type="string">
            <text:p>Format Index</text:p>
          </table:table-cell>
          <table:table-cell office:value-type="string" calcext:value-type="string">
            <text:p>Num_Bit_Fields</text:p>
          </table:table-cell>
          <table:table-cell office:value-type="string" calcext:value-type="string">
            <text:p>Insn_Format</text:p>
          </table:table-cell>
          <table:table-cell office:value-type="string" calcext:value-type="string">
            <text:p>Opcode Pattern String</text:p>
          </table:table-cell>
          <table:table-cell office:value-type="string" calcext:value-type="string">
            <text:p>Opcode Bit String</text:p>
          </table:table-cell>
          <table:table-cell office:value-type="string" calcext:value-type="string">
            <text:p>Opcode Integer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</table:table-row>
        <table:table-row table:style-name="ro4">
          <table:table-cell office:value-type="string" calcext:value-type="string">
            <text:p>B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4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5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5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8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8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9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30"/>
        </table:table-row>
        <table:table-row table:style-name="ro4">
          <table:table-cell office:value-type="string" calcext:value-type="string">
            <text:p>B10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4">
          <table:table-cell office:value-type="string" calcext:value-type="string">
            <text:p>B1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1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1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1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1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1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1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1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21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B22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B23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B24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B2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2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27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27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28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29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29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30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F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31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4">
          <table:table-cell office:value-type="string" calcext:value-type="string">
            <text:p>B3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3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33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3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33.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33.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33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34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3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</table:table>
      <table:table table:name="Ajit-Additions" table:style-name="ta1">
        <table:table-column table:style-name="co8" table:default-cell-style-name="Default"/>
        <table:table-column table:style-name="co8" table:default-cell-style-name="ce31"/>
        <table:table-column table:style-name="co8" table:default-cell-style-name="ce32"/>
        <table:table-column table:style-name="co9" table:default-cell-style-name="Default"/>
        <table:table-column table:style-name="co10" table:default-cell-style-name="ce31"/>
        <table:table-column table:style-name="co8" table:number-columns-repeated="3" table:default-cell-style-name="ce31"/>
        <table:table-column table:style-name="co8" table:number-columns-repeated="8" table:default-cell-style-name="Default"/>
        <table:table-row table:style-name="ro5">
          <table:table-cell table:style-name="ce30" office:value-type="string" calcext:value-type="string">
            <text:p>Opcode</text:p>
          </table:table-cell>
          <table:table-cell table:style-name="ce30" office:value-type="string" calcext:value-type="string">
            <text:p>Field that will use the value in next column</text:p>
          </table:table-cell>
          <table:table-cell table:style-name="ce30" office:value-type="string" calcext:value-type="string">
            <text:p>Value</text:p>
          </table:table-cell>
          <table:table-cell table:style-name="ce30" office:value-type="string" calcext:value-type="string">
            <text:p>Operation</text:p>
          </table:table-cell>
          <table:table-cell table:style-name="ce30" office:value-type="string" calcext:value-type="string">
            <text:p>Insn_Category</text:p>
          </table:table-cell>
          <table:table-cell table:style-name="ce30" office:value-type="string" calcext:value-type="string">
            <text:p>Format Index</text:p>
          </table:table-cell>
          <table:table-cell table:style-name="ce30" office:value-type="string" calcext:value-type="string">
            <text:p>Processing Status</text:p>
          </table:table-cell>
          <table:table-cell table:style-name="ce30" office:value-type="string" calcext:value-type="string">
            <text:p>Privilege</text:p>
            <text:p>(0 – no, 1 – yes, 2 – if ref’d ASR is privileged)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AJIT 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Shift Lef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Shift Righ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Shift Right Arithmeti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Un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4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Un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Un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4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Un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4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4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n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4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n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4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nclusive Or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4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nclusive Or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4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Ex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4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Exclusive N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4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Exclusive N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An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4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And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4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And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4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4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4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ORDBYTER</text:p>
          </table:table-cell>
          <table:table-cell office:value-type="string" calcext:value-type="string">
            <text:p>op3</text:p>
          </table:table-cell>
          <table:table-cell table:style-name="ce31" office:value-type="float" office:value="111010" calcext:value-type="float">
            <text:p>111010</text:p>
          </table:table-cell>
          <table:table-cell office:value-type="string" calcext:value-type="string">
            <text:p>AJIT 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ANDDBYTER</text:p>
          </table:table-cell>
          <table:table-cell office:value-type="string" calcext:value-type="string">
            <text:p>op3</text:p>
          </table:table-cell>
          <table:table-cell table:style-name="ce31" office:value-type="float" office:value="111110" calcext:value-type="float">
            <text:p>111110</text:p>
          </table:table-cell>
          <table:table-cell office:value-type="string" calcext:value-type="string">
            <text:p>AJIT AND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XORDBYTER</text:p>
          </table:table-cell>
          <table:table-cell office:value-type="string" calcext:value-type="string">
            <text:p>op3</text:p>
          </table:table-cell>
          <table:table-cell table:style-name="ce31" office:value-type="float" office:value="111011" calcext:value-type="float">
            <text:p>111011</text:p>
          </table:table-cell>
          <table:table-cell office:value-type="string" calcext:value-type="string">
            <text:p>AJIT X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table:style-name="ce31" office:value-type="float" office:value="111011" calcext:value-type="float">
            <text:p>111011</text:p>
          </table:table-cell>
          <table:table-cell office:value-type="string" calcext:value-type="string">
            <text:p>AJIT ZBYTEDPOS</text:p>
          </table:table-cell>
          <table:table-cell table:style-name="Default"/>
          <table:table-cell office:value-type="string" calcext:value-type="string">
            <text:p>AJ5.1|AJ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FADD</text:p>
          </table:table-cell>
          <table:table-cell office:value-type="string" calcext:value-type="string">
            <text:p>opf</text:p>
          </table:table-cell>
          <table:table-cell table:style-name="ce31" office:value-type="float" office:value="101000010" calcext:value-type="float">
            <text:p>101000010</text:p>
          </table:table-cell>
          <table:table-cell office:value-type="string" calcext:value-type="string">
            <text:p>AJIT VFADD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FSUB</text:p>
          </table:table-cell>
          <table:table-cell office:value-type="string" calcext:value-type="string">
            <text:p>opf</text:p>
          </table:table-cell>
          <table:table-cell table:style-name="ce31" office:value-type="float" office:value="101000110" calcext:value-type="float">
            <text:p>101000110</text:p>
          </table:table-cell>
          <table:table-cell office:value-type="string" calcext:value-type="string">
            <text:p>AJIT VFSUB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FMUL</text:p>
          </table:table-cell>
          <table:table-cell office:value-type="string" calcext:value-type="string">
            <text:p>opf</text:p>
          </table:table-cell>
          <table:table-cell table:style-name="ce31" office:value-type="float" office:value="101001010" calcext:value-type="float">
            <text:p>101001010</text:p>
          </table:table-cell>
          <table:table-cell office:value-type="string" calcext:value-type="string">
            <text:p>AJIT AFMUL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FDIV</text:p>
          </table:table-cell>
          <table:table-cell office:value-type="string" calcext:value-type="string">
            <text:p>opf</text:p>
          </table:table-cell>
          <table:table-cell table:style-name="ce31" office:value-type="float" office:value="101001110" calcext:value-type="float">
            <text:p>101001110</text:p>
          </table:table-cell>
          <table:table-cell office:value-type="string" calcext:value-type="string">
            <text:p>AJIT AVFDIV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FSQRT</text:p>
          </table:table-cell>
          <table:table-cell office:value-type="string" calcext:value-type="string">
            <text:p>opf</text:p>
          </table:table-cell>
          <table:table-cell table:style-name="ce31" office:value-type="float" office:value="100101010" calcext:value-type="float">
            <text:p>100101010</text:p>
          </table:table-cell>
          <table:table-cell office:value-type="string" calcext:value-type="string">
            <text:p>AJIT VFSQRT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CSWAP64</text:p>
          </table:table-cell>
          <table:table-cell office:value-type="string" calcext:value-type="string">
            <text:p>op3</text:p>
          </table:table-cell>
          <table:table-cell table:style-name="ce31" office:value-type="float" office:value="101111" calcext:value-type="float">
            <text:p>101111</text:p>
          </table:table-cell>
          <table:table-cell office:value-type="string" calcext:value-type="string">
            <text:p>AJIT CSWAP64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CSWAP64A</text:p>
          </table:table-cell>
          <table:table-cell office:value-type="string" calcext:value-type="string">
            <text:p>op3</text:p>
          </table:table-cell>
          <table:table-cell table:style-name="ce31" office:value-type="float" office:value="111111" calcext:value-type="float">
            <text:p>111111</text:p>
          </table:table-cell>
          <table:table-cell office:value-type="string" calcext:value-type="string">
            <text:p>AJIT CSWAP64A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Sheet4" table:style-name="ta1">
        <office:forms form:automatic-focus="false" form:apply-design-mode="false"/>
        <table:table-column table:style-name="co8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number-columns-repeated="2" table:default-cell-style-name="ce46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" table:number-columns-repeated="2" table:default-cell-style-name="ce31"/>
        <table:table-column table:style-name="co8" table:default-cell-style-name="Default"/>
        <table:table-column table:style-name="co8" table:default-cell-style-name="ce46"/>
        <table:table-column table:style-name="co8" table:number-columns-repeated="2" table:default-cell-style-name="ce58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1004" table:default-cell-style-name="Default"/>
        <table:table-row table:style-name="ro6">
          <table:table-cell table:style-name="ce36" office:value-type="string" calcext:value-type="string">
            <text:p>Opcode</text:p>
          </table:table-cell>
          <table:table-cell table:style-name="ce36" office:value-type="string" calcext:value-type="string">
            <text:p>Format type</text:p>
          </table:table-cell>
          <table:table-cell table:style-name="ce36" office:value-type="string" calcext:value-type="string">
            <text:p>Format Value</text:p>
          </table:table-cell>
          <table:table-cell table:style-name="ce36" office:value-type="string" calcext:value-type="string">
            <text:p>Other field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Operation</text:p>
          </table:table-cell>
          <table:table-cell table:style-name="ce47" office:value-type="string" calcext:value-type="string">
            <text:p>Sparc V8 Manual main description page</text:p>
          </table:table-cell>
          <table:table-cell table:style-name="ce47" office:value-type="string" calcext:value-type="string">
            <text:p>Sparc V8 Manual main description Chapter reference</text:p>
          </table:table-cell>
          <table:table-cell table:style-name="ce36" office:value-type="string" calcext:value-type="string">
            <text:p>Insn Category</text:p>
          </table:table-cell>
          <table:table-cell table:style-name="ce36" office:value-type="string" calcext:value-type="string">
            <text:p>Insn Category Index</text:p>
          </table:table-cell>
          <table:table-cell table:style-name="ce36" office:value-type="string" calcext:value-type="string">
            <text:p>Format Index</text:p>
          </table:table-cell>
          <table:table-cell table:style-name="ce30" office:value-type="string" calcext:value-type="string">
            <text:p>Processing Status</text:p>
          </table:table-cell>
          <table:table-cell table:style-name="ce30" office:value-type="string" calcext:value-type="string">
            <text:p>Privilege</text:p>
          </table:table-cell>
          <table:table-cell table:style-name="ce36" office:value-type="string" calcext:value-type="string">
            <text:p>Notes</text:p>
          </table:table-cell>
          <table:table-cell table:style-name="ce47" office:value-type="string" calcext:value-type="string">
            <text:p>Register Type, if any</text:p>
          </table:table-cell>
          <table:table-cell table:style-name="ce36" office:value-type="string" calcext:value-type="string">
            <text:p>ASM Rator Syntax</text:p>
          </table:table-cell>
          <table:table-cell table:style-name="ce36" office:value-type="string" calcext:value-type="string">
            <text:p>Num Args</text:p>
          </table:table-cell>
          <table:table-cell table:style-name="ce61" office:value-type="string" calcext:value-type="string">
            <text:p>ASM Arg 1</text:p>
          </table:table-cell>
          <table:table-cell table:style-name="ce61" office:value-type="string" calcext:value-type="string">
            <text:p>ASM Arg 2</text:p>
          </table:table-cell>
          <table:table-cell table:style-name="ce61" office:value-type="string" calcext:value-type="string">
            <text:p>ASM Arg 3</text:p>
          </table:table-cell>
          <table:table-cell table:style-name="ce61" office:value-type="string" calcext:value-type="string">
            <text:p>ASM Arg 4</text:p>
          </table:table-cell>
          <table:table-cell table:style-name="ce61" office:value-type="string" calcext:value-type="string">
            <text:p>END</text:p>
          </table:table-cell>
          <table:table-cell table:style-name="ce61" table:number-columns-repeated="1002"/>
        </table:table-row>
        <table:table-row table:style-name="ro4">
          <table:table-cell office:value-type="string" calcext:value-type="string">
            <text:p>LDS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" calcext:value-type="float">
            <text:p>00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S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U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SB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" calcext:value-type="float">
            <text:p>01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8])" office:value-type="string" office:string-value="ldsba" calcext:value-type="string">
            <text:p>lds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SH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9])" office:value-type="string" office:string-value="ldsha" calcext:value-type="string">
            <text:p>lds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UB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0])" office:value-type="string" office:string-value="lduba" calcext:value-type="string">
            <text:p>ld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UH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1])" office:value-type="string" office:string-value="lduha" calcext:value-type="string">
            <text:p>ldu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2])" office:value-type="string" office:string-value="lda" calcext:value-type="string">
            <text:p>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D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3])" office:value-type="string" office:string-value="ldda" calcext:value-type="string">
            <text:p>ld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Floating-point State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f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0" calcext:value-type="float">
            <text:p>1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1" calcext:value-type="float">
            <text:p>1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CSR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1" calcext:value-type="float">
            <text:p>1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c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0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1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2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3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B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Byte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4])" office:value-type="string" office:string-value="stba" calcext:value-type="string">
            <text:p>st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H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Half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5])" office:value-type="string" office:string-value="stha" calcext:value-type="string">
            <text:p>st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6])" office:value-type="string" office:string-value="sta" calcext:value-type="string">
            <text:p>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D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7])" office:value-type="string" office:string-value="stda " calcext:value-type="string">
            <text:p>st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2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2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Floating-point State Register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3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DFQ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3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0" calcext:value-type="float">
            <text:p>1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1" calcext:value-type="float">
            <text:p>1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C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1" calcext:value-type="float">
            <text:p>1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DCQ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0" calcext:value-type="float">
            <text:p>1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ST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" calcext:value-type="float">
            <text:p>00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STUB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1" calcext:value-type="float">
            <text:p>0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n</text:p>
          </table:table-cell>
          <table:table-cell table:formula="of:=LOWER([.A37])" office:value-type="string" office:string-value="ldstuba " calcext:value-type="string">
            <text:p>ldstub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WAP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8])" office:value-type="string" office:string-value="swap" calcext:value-type="string">
            <text:p>sw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WAP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n</text:p>
          </table:table-cell>
          <table:table-cell table:formula="of:=LOWER([.A39])" office:value-type="string" office:string-value="swapa " calcext:value-type="string">
            <text:p>swap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ETHI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40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NOP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41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AN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2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AN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3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AND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4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AND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5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6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7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OR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8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OR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9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X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0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X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1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XN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2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XN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3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L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4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R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5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R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6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A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7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8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ADD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" calcext:value-type="float">
            <text:p>00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9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ADD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" calcext:value-type="float">
            <text:p>0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0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1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ADD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0" calcext:value-type="float">
            <text:p>1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2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3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4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UB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" calcext:value-type="float">
            <text:p>00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5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UB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" calcext:value-type="float">
            <text:p>0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6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7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SUB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8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MULS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9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U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0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" calcext:value-type="float">
            <text:p>00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1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U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2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" calcext:value-type="float">
            <text:p>0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3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U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" calcext:value-type="float">
            <text:p>00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4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5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U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" calcext:value-type="float">
            <text:p>01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6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7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AV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0" calcext:value-type="float">
            <text:p>1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8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RESTOR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1" calcext:value-type="float">
            <text:p>1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9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80]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1])" office:value-type="string" office:string-value="bn" calcext:value-type="string">
            <text:p>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2])" office:value-type="string" office:string-value="bne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3])" office:value-type="string" office:string-value="be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4])" office:value-type="string" office:string-value="b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5])" office:value-type="string" office:string-value="ble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6])" office:value-type="string" office:string-value="bge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7])" office:value-type="string" office:string-value="bl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G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8])" office:value-type="string" office:string-value="bgu" calcext:value-type="string">
            <text:p>b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LE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9])" office:value-type="string" office:string-value="bleu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C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0])" office:value-type="string" office:string-value="bcc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C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1])" office:value-type="string" office:string-value="bcs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PO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2])" office:value-type="string" office:string-value="bpos" calcext:value-type="string">
            <text:p>b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NE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3])" office:value-type="string" office:string-value="bneg" calcext:value-type="string">
            <text:p>bn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V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4])" office:value-type="string" office:string-value="bvc" calcext:value-type="string">
            <text:p>b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V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5])" office:value-type="string" office:string-value="bvs" calcext:value-type="string">
            <text:p>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96])" office:value-type="string" office:string-value="fba" calcext:value-type="string">
            <text:p>f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7])" office:value-type="string" office:string-value="fbn" calcext:value-type="string">
            <text:p>f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8])" office:value-type="string" office:string-value="fbu" calcext:value-type="string">
            <text:p>f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9])" office:value-type="string" office:string-value="fbg" calcext:value-type="string">
            <text:p>f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U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0])" office:value-type="string" office:string-value="fbug" calcext:value-type="string">
            <text:p>f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1])" office:value-type="string" office:string-value="fbl" calcext:value-type="string">
            <text:p>f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U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2])" office:value-type="string" office:string-value="fbul" calcext:value-type="string">
            <text:p>f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L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3])" office:value-type="string" office:string-value="fblg" calcext:value-type="string">
            <text:p>fb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4])" office:value-type="string" office:string-value="fbne" calcext:value-type="string">
            <text:p>f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5])" office:value-type="string" office:string-value="fbe" calcext:value-type="string">
            <text:p>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U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6])" office:value-type="string" office:string-value="fbue" calcext:value-type="string">
            <text:p>fb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7])" office:value-type="string" office:string-value="fbge" calcext:value-type="string">
            <text:p>f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U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08])" office:value-type="string" office:string-value="fbuge" calcext:value-type="string">
            <text:p>fb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09])" office:value-type="string" office:string-value="fble" calcext:value-type="string">
            <text:p>f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U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0])" office:value-type="string" office:string-value="fbule" calcext:value-type="string">
            <text:p>fb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O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1])" office:value-type="string" office:string-value="fbo" calcext:value-type="string">
            <text:p>f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2])" office:value-type="string" office:string-value="cba" calcext:value-type="string">
            <text:p>c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3])" office:value-type="string" office:string-value="cbn" calcext:value-type="string">
            <text:p>c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4])" office:value-type="string" office:string-value="cb3" calcext:value-type="string">
            <text:p>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5])" office:value-type="string" office:string-value="cb2" calcext:value-type="string">
            <text:p>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6])" office:value-type="string" office:string-value="cb23" calcext:value-type="string">
            <text:p>cb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7])" office:value-type="string" office:string-value="cb1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8])" office:value-type="string" office:string-value="cb13" calcext:value-type="string">
            <text:p>cb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9])" office:value-type="string" office:string-value="cb12" calcext:value-type="string">
            <text:p>c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1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0])" office:value-type="string" office:string-value="cb123" calcext:value-type="string">
            <text:p>cb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0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1])" office:value-type="string" office:string-value="cb0" calcext:value-type="string">
            <text:p>cb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0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2])" office:value-type="string" office:string-value="cb03" calcext:value-type="string">
            <text:p>cb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0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3])" office:value-type="string" office:string-value="cb02" calcext:value-type="string">
            <text:p>cb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0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4])" office:value-type="string" office:string-value="cb023" calcext:value-type="string">
            <text:p>cb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0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5])" office:value-type="string" office:string-value="cb01" calcext:value-type="string">
            <text:p>c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0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6])" office:value-type="string" office:string-value="cb013" calcext:value-type="string">
            <text:p>cb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0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7])" office:value-type="string" office:string-value="cb012" calcext:value-type="string">
            <text:p>cb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ALL</text:p>
          </table:table-cell>
          <table:table-cell table:style-name="ce31" office:value-type="string" calcext:value-type="string">
            <text:p>op</text:p>
          </table:table-cell>
          <table:table-cell table:style-name="ce35" office:value-type="float" office:value="1" calcext:value-type="float">
            <text:p>01</text:p>
          </table:table-cell>
          <table:table-cell table:style-name="ce35" table:number-columns-repeated="2"/>
          <table:table-cell office:value-type="string" calcext:value-type="string">
            <text:p>Call and Lin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24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28])" office:value-type="string" office:string-value="call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30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JMP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0" calcext:value-type="float">
            <text:p>1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29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RET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1" calcext:value-type="float">
            <text:p>11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0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A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1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N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2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N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3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4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5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L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6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G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7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L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8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G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9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LE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0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C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1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C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2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PO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3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NE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4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V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5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V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6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RDY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Read Y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rs1=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y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RD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Read Ancillary State Register (reserved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Rs = 1 … 15, causes undefined resul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RD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(implementation-dependent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Stbar = rdasr with rd=0 and rs1=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RDPS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1" calcext:value-type="float">
            <text:p>101001</text:p>
          </table:table-cell>
          <table:table-cell table:style-name="ce32" table:number-columns-repeated="2"/>
          <table:table-cell office:value-type="string" calcext:value-type="string">
            <text:p>Read Processor Stat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ps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RDWIM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10" calcext:value-type="float">
            <text:p>101010</text:p>
          </table:table-cell>
          <table:table-cell table:style-name="ce32" table:number-columns-repeated="2"/>
          <table:table-cell office:value-type="string" calcext:value-type="string">
            <text:p>Read Window Invalid Mask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wim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RDTB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11" calcext:value-type="float">
            <text:p>101011</text:p>
          </table:table-cell>
          <table:table-cell table:style-name="ce32" table:number-columns-repeated="2"/>
          <table:table-cell office:value-type="string" calcext:value-type="string">
            <text:p>Read Trap Bas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tb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WRY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0" calcext:value-type="float">
            <text:p>110000</text:p>
          </table:table-cell>
          <table:table-cell table:style-name="ce32" table:number-columns-repeated="2"/>
          <table:table-cell office:value-type="string" calcext:value-type="string">
            <text:p>Write Y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rd=0</text:p>
          </table:table-cell>
          <table:table-cell office:value-type="string" calcext:value-type="string">
            <text:p>rra</text:p>
          </table:table-cell>
          <table:table-cell table:formula="of:=LOWER([.A153])" office:value-type="string" office:string-value="wry" calcext:value-type="string">
            <text:p>w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y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WR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0" calcext:value-type="float">
            <text:p>110000</text:p>
          </table:table-cell>
          <table:table-cell table:style-name="ce32" table:number-columns-repeated="2"/>
          <table:table-cell office:value-type="string" calcext:value-type="string">
            <text:p>Write Ancillary State Register (reserved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Rs = 1 … 15, causes undefined results</text:p>
          </table:table-cell>
          <table:table-cell office:value-type="string" calcext:value-type="string">
            <text:p>rra</text:p>
          </table:table-cell>
          <table:table-cell table:formula="of:=LOWER([.A154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WR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0" calcext:value-type="float">
            <text:p>110000</text:p>
          </table:table-cell>
          <table:table-cell table:style-name="ce32" table:number-columns-repeated="2"/>
          <table:table-cell office:value-type="string" calcext:value-type="string">
            <text:p>(implementation-dependen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a</text:p>
          </table:table-cell>
          <table:table-cell table:formula="of:=LOWER([.A155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WRPS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1" calcext:value-type="float">
            <text:p>110001</text:p>
          </table:table-cell>
          <table:table-cell table:style-name="ce32" table:number-columns-repeated="2"/>
          <table:table-cell office:value-type="string" calcext:value-type="string">
            <text:p>Write Processor Stat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rrg</text:p>
          </table:table-cell>
          <table:table-cell table:formula="of:=LOWER([.A156])" office:value-type="string" office:string-value="wrpsr" calcext:value-type="string">
            <text:p>wrp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p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WRWIM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10" calcext:value-type="float">
            <text:p>110010</text:p>
          </table:table-cell>
          <table:table-cell table:style-name="ce32" table:number-columns-repeated="2"/>
          <table:table-cell office:value-type="string" calcext:value-type="string">
            <text:p>Write Window Invalid Mask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rrg</text:p>
          </table:table-cell>
          <table:table-cell table:formula="of:=LOWER([.A157])" office:value-type="string" office:string-value="wrwim" calcext:value-type="string">
            <text:p>wrw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wim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WRTB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11" calcext:value-type="float">
            <text:p>110011</text:p>
          </table:table-cell>
          <table:table-cell table:style-name="ce32" table:number-columns-repeated="2"/>
          <table:table-cell office:value-type="string" calcext:value-type="string">
            <text:p>Write Trap Bas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g</text:p>
          </table:table-cell>
          <table:table-cell table:formula="of:=LOWER([.A158])" office:value-type="string" office:string-value="wrtbr" calcext:value-type="string">
            <text:p>wrt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tb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BA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Store Barri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30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/>
          <table:table-cell table:formula="of:=LOWER([.A159])" office:value-type="string" office:string-value="stbar" calcext:value-type="string">
            <text:p>stba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UNIMP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0" calcext:value-type="float">
            <text:p>0</text:p>
          </table:table-cell>
          <table:table-cell table:style-name="ce32" table:number-columns-repeated="2"/>
          <table:table-cell office:value-type="string" calcext:value-type="string">
            <text:p>Unimplemen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31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op25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n</text:p>
          </table:table-cell>
          <table:table-cell table:formula="of:=LOWER([.A160])" office:value-type="string" office:string-value="unimp" calcext:value-type="string">
            <text:p>un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LUSH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1011" calcext:value-type="float">
            <text:p>1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6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iTO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2])" office:value-type="string" office:string-value="fitos" calcext:value-type="string">
            <text:p>fi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iTO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3])" office:value-type="string" office:string-value="fitod" calcext:value-type="string">
            <text:p>fi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iTO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4])" office:value-type="string" office:string-value="fitoq" calcext:value-type="string">
            <text:p>fi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sTOi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5])" office:value-type="string" office:string-value="fstoi" calcext:value-type="string">
            <text:p>fs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dTOi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6])" office:value-type="string" office:string-value="fdtoi" calcext:value-type="string">
            <text:p>fd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qTOi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7])" office:value-type="string" office:string-value="fqtoi" calcext:value-type="string">
            <text:p>fq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sTO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8])" office:value-type="string" office:string-value="fstod" calcext:value-type="string">
            <text:p>fs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sTO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9])" office:value-type="string" office:string-value="fstoq" calcext:value-type="string">
            <text:p>fs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dTO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0])" office:value-type="string" office:string-value="fdtos" calcext:value-type="string">
            <text:p>fd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dTO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1])" office:value-type="string" office:string-value="fdtoq" calcext:value-type="string">
            <text:p>fd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qTO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2])" office:value-type="string" office:string-value="fqtos" calcext:value-type="string">
            <text:p>fq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qTO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3])" office:value-type="string" office:string-value="fqtod" calcext:value-type="string">
            <text:p>fq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MOV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4])" office:value-type="string" office:string-value="fmovs" calcext:value-type="string">
            <text:p>fmo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NEG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5])" office:value-type="string" office:string-value="fnegs" calcext:value-type="string">
            <text:p>fne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ABS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6])" office:value-type="string" office:string-value="fabss" calcext:value-type="string">
            <text:p>fab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SQRT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7])" office:value-type="string" office:string-value="fsqrts" calcext:value-type="string">
            <text:p>fsq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SQRT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8])" office:value-type="string" office:string-value="fsqrtd" calcext:value-type="string">
            <text:p>fsqrt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SQRT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9])" office:value-type="string" office:string-value="fsqrtq" calcext:value-type="string">
            <text:p>fsqr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ADD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0])" office:value-type="string" office:string-value="fadds" calcext:value-type="string">
            <text:p>fad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ADD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1])" office:value-type="string" office:string-value="faddd" calcext:value-type="string">
            <text:p>f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ADD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2])" office:value-type="string" office:string-value="faddq" calcext:value-type="string">
            <text:p>fadd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SUB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3])" office:value-type="string" office:string-value="fsubs" calcext:value-type="string">
            <text:p>fsu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SUB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4])" office:value-type="string" office:string-value="fsubd" calcext:value-type="string">
            <text:p>f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SUB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5])" office:value-type="string" office:string-value="fsubq" calcext:value-type="string">
            <text:p>fsub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MUL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6])" office:value-type="string" office:string-value="fmuls" calcext:value-type="string">
            <text:p>fmu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MUL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7])" office:value-type="string" office:string-value="fmuld" calcext:value-type="string">
            <text:p>f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MUL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8])" office:value-type="string" office:string-value="fmulq" calcext:value-type="string">
            <text:p>f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sMUL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9])" office:value-type="string" office:string-value="fsmuld" calcext:value-type="string">
            <text:p>f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dMUL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90])" office:value-type="string" office:string-value="fdmulq" calcext:value-type="string">
            <text:p>fd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DIV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91])" office:value-type="string" office:string-value="fdivs" calcext:value-type="string">
            <text:p>fdi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DIV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92])" office:value-type="string" office:string-value="fdivd" calcext:value-type="string">
            <text:p>f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DIV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93])" office:value-type="string" office:string-value="fdivq" calcext:value-type="string">
            <text:p>fdiv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CMP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4])" office:value-type="string" office:string-value="fcmps" calcext:value-type="string">
            <text:p>fc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CMP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5])" office:value-type="string" office:string-value="fcmpd" calcext:value-type="string">
            <text:p>fcm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CMP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6])" office:value-type="string" office:string-value="fcmpq" calcext:value-type="string">
            <text:p>fcmp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CMPE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7])" office:value-type="string" office:string-value="fcmpes" calcext:value-type="string">
            <text:p>fcmp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CMPE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8])" office:value-type="string" office:string-value="fcmped" calcext:value-type="string">
            <text:p>fcmp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CMPE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9])" office:value-type="string" office:string-value="fcmpeq" calcext:value-type="string">
            <text:p>fcmp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table:style-name="ce42" office:value-type="string" calcext:value-type="string">
            <text:p>CPop1</text:p>
          </table:table-cell>
          <table:table-cell table:style-name="ce43" office:value-type="string" calcext:value-type="string">
            <text:p>op3</text:p>
          </table:table-cell>
          <table:table-cell table:style-name="ce43" office:value-type="float" office:value="110110" calcext:value-type="float">
            <text:p>110110</text:p>
          </table:table-cell>
          <table:table-cell table:style-name="ce43" office:value-type="string" calcext:value-type="string">
            <text:p>opc</text:p>
          </table:table-cell>
          <table:table-cell table:style-name="ce43"/>
          <table:table-cell table:style-name="ce42" office:value-type="string" calcext:value-type="string">
            <text:p>Coprocessor Operate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string" calcext:value-type="string">
            <text:p>B34</text:p>
          </table:table-cell>
          <table:table-cell table:style-name="ce43" office:value-type="string" calcext:value-type="string">
            <text:p>Coprocessor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op3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Opc: coproc specific</text:p>
          </table:table-cell>
          <table:table-cell table:style-name="ce12" office:value-type="string" calcext:value-type="string">
            <text:p>cccc</text:p>
          </table:table-cell>
          <table:table-cell table:style-name="ce60" table:formula="of:=LOWER([.A200])" office:value-type="string" office:string-value="cpop1" calcext:value-type="string">
            <text:p>cpop1</text:p>
          </table:table-cell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opc</text:p>
          </table:table-cell>
          <table:table-cell table:style-name="ce42" office:value-type="string" calcext:value-type="string">
            <text:p>cprs1</text:p>
          </table:table-cell>
          <table:table-cell table:style-name="ce42" office:value-type="string" calcext:value-type="string">
            <text:p>cprs2</text:p>
          </table:table-cell>
          <table:table-cell table:style-name="ce42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table:style-name="ce42" office:value-type="string" calcext:value-type="string">
            <text:p>CPop2</text:p>
          </table:table-cell>
          <table:table-cell table:style-name="ce43" office:value-type="string" calcext:value-type="string">
            <text:p>op3</text:p>
          </table:table-cell>
          <table:table-cell table:style-name="ce43" office:value-type="float" office:value="110111" calcext:value-type="float">
            <text:p>110111</text:p>
          </table:table-cell>
          <table:table-cell table:style-name="ce43" office:value-type="string" calcext:value-type="string">
            <text:p>opc</text:p>
          </table:table-cell>
          <table:table-cell table:style-name="ce43"/>
          <table:table-cell table:style-name="ce42" office:value-type="string" calcext:value-type="string">
            <text:p>Coprocessor Operate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string" calcext:value-type="string">
            <text:p>B34</text:p>
          </table:table-cell>
          <table:table-cell table:style-name="ce43" office:value-type="string" calcext:value-type="string">
            <text:p>Coprocessor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op3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Opc: coproc specific</text:p>
          </table:table-cell>
          <table:table-cell table:style-name="ce12" office:value-type="string" calcext:value-type="string">
            <text:p>cccc</text:p>
          </table:table-cell>
          <table:table-cell table:style-name="ce60" table:formula="of:=LOWER([.A201])" office:value-type="string" office:string-value="cpop2" calcext:value-type="string">
            <text:p>cpop2</text:p>
          </table:table-cell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opc</text:p>
          </table:table-cell>
          <table:table-cell table:style-name="ce42" office:value-type="string" calcext:value-type="string">
            <text:p>cprs1</text:p>
          </table:table-cell>
          <table:table-cell table:style-name="ce42" office:value-type="string" calcext:value-type="string">
            <text:p>cprs2</text:p>
          </table:table-cell>
          <table:table-cell table:style-name="ce42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S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" calcext:value-type="float">
            <text:p>00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S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U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g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0" calcext:value-type="float">
            <text:p>1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1" calcext:value-type="float">
            <text:p>1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CSR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1" calcext:value-type="float">
            <text:p>1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g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14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15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16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17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n</text:p>
          </table:table-cell>
          <table:table-cell table:formula="of:=LOWER([.A21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n</text:p>
          </table:table-cell>
          <table:table-cell table:formula="of:=LOWER([.A21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22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DFQ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22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0" calcext:value-type="float">
            <text:p>1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n</text:p>
          </table:table-cell>
          <table:table-cell table:formula="of:=LOWER([.A22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1" calcext:value-type="float">
            <text:p>1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n</text:p>
          </table:table-cell>
          <table:table-cell table:formula="of:=LOWER([.A22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C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1" calcext:value-type="float">
            <text:p>1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22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TDCQ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0" calcext:value-type="float">
            <text:p>1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22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DST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" calcext:value-type="float">
            <text:p>00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2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AN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27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AN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28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AND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29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AND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0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1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2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OR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3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OR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4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X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5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X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6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XN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7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XN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8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L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9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R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0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R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1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A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2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3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ADD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" calcext:value-type="float">
            <text:p>00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4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ADD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" calcext:value-type="float">
            <text:p>0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5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6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ADD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0" calcext:value-type="float">
            <text:p>1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7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8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9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UB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" calcext:value-type="float">
            <text:p>00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0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UB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" calcext:value-type="float">
            <text:p>0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1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2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SUB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3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MULS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4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U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5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" calcext:value-type="float">
            <text:p>00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6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U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7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" calcext:value-type="float">
            <text:p>0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8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U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" calcext:value-type="float">
            <text:p>00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9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0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U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" calcext:value-type="float">
            <text:p>01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1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2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AV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0" calcext:value-type="float">
            <text:p>1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3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RESTOR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1" calcext:value-type="float">
            <text:p>1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4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65]); &quot;,a&quot;)" office:value-type="string" office:string-value="ba,a" calcext:value-type="string">
            <text:p>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66]); &quot;,a&quot;)" office:value-type="string" office:string-value="bn,a" calcext:value-type="string">
            <text:p>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67]); &quot;,a&quot;)" office:value-type="string" office:string-value="bne,a" calcext:value-type="string">
            <text:p>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68]); &quot;,a&quot;)" office:value-type="string" office:string-value="be,a" calcext:value-type="string">
            <text:p>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69]); &quot;,a&quot;)" office:value-type="string" office:string-value="bg,a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0]); &quot;,a&quot;)" office:value-type="string" office:string-value="ble,a" calcext:value-type="string">
            <text:p>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1]); &quot;,a&quot;)" office:value-type="string" office:string-value="bge,a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2]); &quot;,a&quot;)" office:value-type="string" office:string-value="bl,a" calcext:value-type="string">
            <text:p>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G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3]); &quot;,a&quot;)" office:value-type="string" office:string-value="bgu,a" calcext:value-type="string">
            <text:p>bg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LE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4]); &quot;,a&quot;)" office:value-type="string" office:string-value="bleu,a" calcext:value-type="string">
            <text:p>ble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C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5]); &quot;,a&quot;)" office:value-type="string" office:string-value="bcc,a" calcext:value-type="string">
            <text:p>bc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C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6]); &quot;,a&quot;)" office:value-type="string" office:string-value="bcs,a" calcext:value-type="string">
            <text:p>bc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PO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7]); &quot;,a&quot;)" office:value-type="string" office:string-value="bpos,a" calcext:value-type="string">
            <text:p>bpo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NE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8]); &quot;,a&quot;)" office:value-type="string" office:string-value="bneg,a" calcext:value-type="string">
            <text:p>bne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V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9]); &quot;,a&quot;)" office:value-type="string" office:string-value="bvc,a" calcext:value-type="string">
            <text:p>bv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V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0]); &quot;,a&quot;)" office:value-type="string" office:string-value="bvs,a" calcext:value-type="string">
            <text:p>bv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81]); &quot;,a&quot;)" office:value-type="string" office:string-value="fba,a" calcext:value-type="string">
            <text:p>f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2]); &quot;,a&quot;)" office:value-type="string" office:string-value="fbn,a" calcext:value-type="string">
            <text:p>f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3]); &quot;,a&quot;)" office:value-type="string" office:string-value="fbu,a" calcext:value-type="string">
            <text:p>fb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4]); &quot;,a&quot;)" office:value-type="string" office:string-value="fbg,a" calcext:value-type="string">
            <text:p>f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U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5]); &quot;,a&quot;)" office:value-type="string" office:string-value="fbug,a" calcext:value-type="string">
            <text:p>fbu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6]); &quot;,a&quot;)" office:value-type="string" office:string-value="fbl,a" calcext:value-type="string">
            <text:p>f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U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7]); &quot;,a&quot;)" office:value-type="string" office:string-value="fbul,a" calcext:value-type="string">
            <text:p>fbu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L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8]); &quot;,a&quot;)" office:value-type="string" office:string-value="fblg,a" calcext:value-type="string">
            <text:p>fbl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9]); &quot;,a&quot;)" office:value-type="string" office:string-value="fbne,a" calcext:value-type="string">
            <text:p>f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90]); &quot;,a&quot;)" office:value-type="string" office:string-value="fbe,a" calcext:value-type="string">
            <text:p>f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U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91]); &quot;,a&quot;)" office:value-type="string" office:string-value="fbue,a" calcext:value-type="string">
            <text:p>fbu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92]); &quot;,a&quot;)" office:value-type="string" office:string-value="fbge,a" calcext:value-type="string">
            <text:p>f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U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3]); &quot;,a&quot;)" office:value-type="string" office:string-value="fbuge,a" calcext:value-type="string">
            <text:p>fbu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4]); &quot;,a&quot;)" office:value-type="string" office:string-value="fble,a" calcext:value-type="string">
            <text:p>f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U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5]); &quot;,a&quot;)" office:value-type="string" office:string-value="fbule,a" calcext:value-type="string">
            <text:p>fbu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BO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6]); &quot;,a&quot;)" office:value-type="string" office:string-value="fbo,a" calcext:value-type="string">
            <text:p>fbo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7]); &quot;,a&quot;)" office:value-type="string" office:string-value="cba,a" calcext:value-type="string">
            <text:p>c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8]); &quot;,a&quot;)" office:value-type="string" office:string-value="cbn,a" calcext:value-type="string">
            <text:p>c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9]); &quot;,a&quot;)" office:value-type="string" office:string-value="cb3,a" calcext:value-type="string">
            <text:p>cb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0]); &quot;,a&quot;)" office:value-type="string" office:string-value="cb2,a" calcext:value-type="string">
            <text:p>cb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1]); &quot;,a&quot;)" office:value-type="string" office:string-value="cb23,a" calcext:value-type="string">
            <text:p>cb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2]); &quot;,a&quot;)" office:value-type="string" office:string-value="cb1,a" calcext:value-type="string">
            <text:p>cb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3]); &quot;,a&quot;)" office:value-type="string" office:string-value="cb13,a" calcext:value-type="string">
            <text:p>cb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4]); &quot;,a&quot;)" office:value-type="string" office:string-value="cb12,a" calcext:value-type="string">
            <text:p>cb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1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5]); &quot;,a&quot;)" office:value-type="string" office:string-value="cb123,a" calcext:value-type="string">
            <text:p>cb1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0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6]); &quot;,a&quot;)" office:value-type="string" office:string-value="cb0,a" calcext:value-type="string">
            <text:p>cb0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0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7]); &quot;,a&quot;)" office:value-type="string" office:string-value="cb03,a" calcext:value-type="string">
            <text:p>cb0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0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8]); &quot;,a&quot;)" office:value-type="string" office:string-value="cb02,a" calcext:value-type="string">
            <text:p>cb0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0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9]); &quot;,a&quot;)" office:value-type="string" office:string-value="cb023,a" calcext:value-type="string">
            <text:p>cb0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0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10]); &quot;,a&quot;)" office:value-type="string" office:string-value="cb01,a" calcext:value-type="string">
            <text:p>cb0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0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11]); &quot;,a&quot;)" office:value-type="string" office:string-value="cb013,a" calcext:value-type="string">
            <text:p>cb0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B0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12]); &quot;,a&quot;)" office:value-type="string" office:string-value="cb012,a" calcext:value-type="string">
            <text:p>cb0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JMP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0" calcext:value-type="float">
            <text:p>1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313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RET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1" calcext:value-type="float">
            <text:p>11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4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A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5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N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6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N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7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8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9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L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0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G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1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L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2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G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3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LE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4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C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5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C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6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PO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7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NE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8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V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9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TV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30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LUSH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1011" calcext:value-type="float">
            <text:p>1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3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4" table:number-rows-repeated="52">
          <table:table-cell table:number-columns-repeated="1024"/>
        </table:table-row>
        <table:table-row table:style-name="ro4" table:number-rows-repeated="2">
          <table:table-cell table:number-columns-repeated="6"/>
          <table:table-cell table:style-name="ce11" table:number-columns-repeated="2"/>
          <table:table-cell table:number-columns-repeated="1016"/>
        </table:table-row>
        <table:table-row table:style-name="ro4" table:number-rows-repeated="104819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arc-Formats-Pg-44" table:style-name="ta1">
        <office:forms form:automatic-focus="false" form:apply-design-mode="false"/>
        <table:table-column table:style-name="co8" table:default-cell-style-name="ce20"/>
        <table:table-column table:style-name="co2" table:default-cell-style-name="ce23"/>
        <table:table-column table:style-name="co2" table:default-cell-style-name="ce57"/>
        <table:table-column table:style-name="co2" table:default-cell-style-name="ce55"/>
        <table:table-column table:style-name="co2" table:number-columns-repeated="4" table:default-cell-style-name="ce20"/>
        <table:table-column table:style-name="co2" table:default-cell-style-name="ce55"/>
        <table:table-column table:style-name="co2" table:number-columns-repeated="2" table:default-cell-style-name="ce20"/>
        <table:table-column table:style-name="co2" table:default-cell-style-name="ce55"/>
        <table:table-column table:style-name="co2" table:number-columns-repeated="2" table:default-cell-style-name="ce20"/>
        <table:table-column table:style-name="co2" table:default-cell-style-name="ce55"/>
        <table:table-column table:style-name="co2" table:number-columns-repeated="4" table:default-cell-style-name="ce20"/>
        <table:table-column table:style-name="co2" table:number-columns-repeated="2" table:default-cell-style-name="ce55"/>
        <table:table-column table:style-name="co2" table:number-columns-repeated="7" table:default-cell-style-name="ce20"/>
        <table:table-column table:style-name="co2" table:default-cell-style-name="ce55"/>
        <table:table-column table:style-name="co2" table:number-columns-repeated="4" table:default-cell-style-name="ce20"/>
        <table:table-column table:style-name="co17" table:number-columns-repeated="2" table:default-cell-style-name="Default"/>
        <table:table-column table:style-name="co8" table:number-columns-repeated="989" table:default-cell-style-name="ce46"/>
        <table:table-row table:style-name="ro4">
          <table:table-cell table:style-name="ce19" office:value-type="string" calcext:value-type="string" table:number-columns-spanned="1" table:number-rows-spanned="3">
            <text:p>Format 1</text:p>
            <text:p>CALL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36" office:value-type="string" calcext:value-type="string" table:number-columns-spanned="3" table:number-rows-spanned="3">
            <text:p>30 bit value is a PC relative word displacement. In other words:</text:p>
            <text:p>Destination Address = PC + (4 x disp30)</text:p>
          </table:table-cell>
          <table:covered-table-cell table:number-columns-repeated="2"/>
          <table:table-cell table:number-columns-repeated="987"/>
        </table:table-row>
        <table:table-row table:style-name="ro4">
          <table:covered-table-cell table:style-name="Default"/>
          <table:table-cell office:value-type="string" calcext:value-type="string" table:number-columns-spanned="2" table:number-rows-spanned="1">
            <text:p>op</text:p>
          </table:table-cell>
          <table:covered-table-cell table:style-name="ce20"/>
          <table:table-cell table:style-name="ce20" office:value-type="string" calcext:value-type="string" table:number-columns-spanned="30" table:number-rows-spanned="1">
            <text:p>disp30</text:p>
          </table:table-cell>
          <table:covered-table-cell table:number-columns-repeated="4"/>
          <table:covered-table-cell table:style-name="ce20"/>
          <table:covered-table-cell table:number-columns-repeated="2"/>
          <table:covered-table-cell table:style-name="ce20"/>
          <table:covered-table-cell table:number-columns-repeated="2"/>
          <table:covered-table-cell table:style-name="ce20"/>
          <table:covered-table-cell table:number-columns-repeated="4"/>
          <table:covered-table-cell table:number-columns-repeated="2" table:style-name="ce20"/>
          <table:covered-table-cell table:number-columns-repeated="7"/>
          <table:covered-table-cell table:style-name="ce20"/>
          <table:covered-table-cell table:number-columns-repeated="4"/>
          <table:table-cell/>
          <table:covered-table-cell table:style-name="ce46"/>
          <table:covered-table-cell table:number-columns-repeated="2"/>
          <table:table-cell table:number-columns-repeated="987"/>
        </table:table-row>
        <table:table-row table:style-name="ro4">
          <table:covered-table-cell/>
          <table:table-cell table:style-name="ce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table:number-columns-repeated="2"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1</text:p>
          </table:table-cell>
          <table:covered-table-cell table:style-name="ce46"/>
          <table:covered-table-cell table:number-columns-repeated="2"/>
          <table:table-cell table:number-columns-repeated="987"/>
        </table:table-row>
        <table:table-row table:style-name="ro4">
          <table:table-cell table:number-columns-spanned="33" table:number-rows-spanned="1"/>
          <table:covered-table-cell table:number-columns-repeated="3" table:style-name="ce20"/>
          <table:covered-table-cell table:number-columns-repeated="4"/>
          <table:covered-table-cell table:style-name="ce20"/>
          <table:covered-table-cell table:number-columns-repeated="2"/>
          <table:covered-table-cell table:style-name="ce20"/>
          <table:covered-table-cell table:number-columns-repeated="2"/>
          <table:covered-table-cell table:style-name="ce20"/>
          <table:covered-table-cell table:number-columns-repeated="4"/>
          <table:covered-table-cell table:number-columns-repeated="2" table:style-name="ce20"/>
          <table:covered-table-cell table:number-columns-repeated="7"/>
          <table:covered-table-cell table:style-name="ce20"/>
          <table:covered-table-cell table:number-columns-repeated="4"/>
          <table:table-cell/>
          <table:table-cell table:style-name="ce46"/>
          <table:table-cell table:number-columns-repeated="989"/>
        </table:table-row>
        <table:table-row table:style-name="ro7">
          <table:table-cell table:style-name="ce19" office:value-type="string" calcext:value-type="string">
            <text:p>Format 2</text:p>
            <text:p>Bicc, FBfcc, CBccc, SETHI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68" office:value-type="string" calcext:value-type="string" table:number-columns-spanned="1" table:number-rows-spanned="5">
            <text:p>Case analysis using table 5.2 on pg 45</text:p>
          </table:table-cell>
          <table:table-cell table:style-name="ce36" office:value-type="string" calcext:value-type="string" table:number-columns-spanned="1" table:number-rows-spanned="5">
            <text:p>'a’ bit used by branch insns; pg 119</text:p>
          </table:table-cell>
          <table:table-cell table:style-name="ce36" office:value-type="string" calcext:value-type="string" table:number-columns-spanned="1" table:number-rows-spanned="5">
            <text:p>SETHI, the only non branch, uses the RD register field.</text:p>
          </table:table-cell>
          <table:table-cell table:number-columns-repeated="987"/>
        </table:table-row>
        <table:table-row table:style-name="ro4">
          <table:table-cell table:style-name="Default"/>
          <table:table-cell office:value-type="string" calcext:value-type="string" table:number-columns-spanned="2" table:number-rows-spanned="1">
            <text:p>op</text:p>
          </table:table-cell>
          <table:covered-table-cell table:style-name="ce20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5" office:value-type="string" calcext:value-type="string" table:number-columns-spanned="3" table:number-rows-spanned="1">
            <text:p>op2</text:p>
          </table:table-cell>
          <table:covered-table-cell table:number-columns-repeated="2"/>
          <table:table-cell table:style-name="ce20" office:value-type="string" calcext:value-type="string" table:number-columns-spanned="22" table:number-rows-spanned="1">
            <text:p>imm22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number-columns-repeated="2" table:style-name="ce20"/>
          <table:covered-table-cell table:number-columns-repeated="7"/>
          <table:covered-table-cell table:style-name="ce20"/>
          <table:covered-table-cell table:number-columns-repeated="4"/>
          <table:table-cell office:value-type="string" calcext:value-type="string">
            <text:p>op22</text:p>
          </table:table-cell>
          <table:covered-table-cell table:style-name="ce46"/>
          <table:covered-table-cell table:number-columns-repeated="2"/>
          <table:table-cell table:number-columns-repeated="987"/>
        </table:table-row>
        <table:table-row table:style-name="ro4">
          <table:table-cell table:style-name="ce55"/>
          <table:table-cell table:style-name="ce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table:number-columns-repeated="2"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22</text:p>
          </table:table-cell>
          <table:covered-table-cell table:style-name="ce46"/>
          <table:covered-table-cell table:number-columns-repeated="2"/>
          <table:table-cell table:number-columns-repeated="987"/>
        </table:table-row>
        <table:table-row table:style-name="ro4">
          <table:table-cell table:style-name="ce55"/>
          <table:table-cell office:value-type="string" calcext:value-type="string" table:number-columns-spanned="2" table:number-rows-spanned="1">
            <text:p>op</text:p>
          </table:table-cell>
          <table:covered-table-cell table:style-name="ce20"/>
          <table:table-cell office:value-type="string" calcext:value-type="string">
            <text:p>A=0</text:p>
          </table:table-cell>
          <table:table-cell office:value-type="string" calcext:value-type="string" table:number-columns-spanned="4" table:number-rows-spanned="1">
            <text:p>cond</text:p>
          </table:table-cell>
          <table:covered-table-cell table:number-columns-repeated="3"/>
          <table:table-cell table:style-name="ce65" office:value-type="string" calcext:value-type="string" table:number-columns-spanned="3" table:number-rows-spanned="1">
            <text:p>op2</text:p>
          </table:table-cell>
          <table:covered-table-cell table:number-columns-repeated="2"/>
          <table:table-cell table:style-name="ce20" office:value-type="string" calcext:value-type="string" table:number-columns-spanned="22" table:number-rows-spanned="1">
            <text:p>disp22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number-columns-repeated="2" table:style-name="ce20"/>
          <table:covered-table-cell table:number-columns-repeated="7"/>
          <table:covered-table-cell table:style-name="ce20"/>
          <table:covered-table-cell table:number-columns-repeated="4"/>
          <table:table-cell office:value-type="string" calcext:value-type="string">
            <text:p>op21</text:p>
          </table:table-cell>
          <table:covered-table-cell table:style-name="ce46"/>
          <table:covered-table-cell table:number-columns-repeated="2"/>
          <table:table-cell table:number-columns-repeated="987"/>
        </table:table-row>
        <table:table-row table:style-name="ro4">
          <table:table-cell table:style-name="ce55"/>
          <table:table-cell table:style-name="ce5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table:number-columns-repeated="2"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21</text:p>
          </table:table-cell>
          <table:covered-table-cell table:style-name="ce46"/>
          <table:covered-table-cell table:number-columns-repeated="2"/>
          <table:table-cell table:number-columns-repeated="987"/>
        </table:table-row>
        <table:table-row table:style-name="ro4">
          <table:table-cell table:style-name="ce55"/>
          <table:table-cell office:value-type="string" calcext:value-type="string" table:number-columns-spanned="2" table:number-rows-spanned="1">
            <text:p>op</text:p>
          </table:table-cell>
          <table:covered-table-cell table:style-name="ce20"/>
          <table:table-cell office:value-type="string" calcext:value-type="string">
            <text:p>A=1</text:p>
          </table:table-cell>
          <table:table-cell office:value-type="string" calcext:value-type="string" table:number-columns-spanned="4" table:number-rows-spanned="1">
            <text:p>cond</text:p>
          </table:table-cell>
          <table:covered-table-cell table:number-columns-repeated="3"/>
          <table:table-cell table:style-name="ce65" office:value-type="string" calcext:value-type="string" table:number-columns-spanned="3" table:number-rows-spanned="1">
            <text:p>op2</text:p>
          </table:table-cell>
          <table:covered-table-cell table:number-columns-repeated="2"/>
          <table:table-cell table:style-name="ce20" office:value-type="string" calcext:value-type="string" table:number-columns-spanned="22" table:number-rows-spanned="1">
            <text:p>disp22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number-columns-repeated="2" table:style-name="ce20"/>
          <table:covered-table-cell table:number-columns-repeated="7"/>
          <table:covered-table-cell table:style-name="ce20"/>
          <table:covered-table-cell table:number-columns-repeated="4"/>
          <table:table-cell office:value-type="string" calcext:value-type="string">
            <text:p>op24</text:p>
          </table:table-cell>
          <table:table-cell table:style-name="ce46"/>
          <table:table-cell table:number-columns-repeated="989"/>
        </table:table-row>
        <table:table-row table:style-name="ro4">
          <table:table-cell table:style-name="ce55"/>
          <table:table-cell table:style-name="ce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table:number-columns-repeated="2"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24</text:p>
          </table:table-cell>
          <table:table-cell table:style-name="ce46"/>
          <table:table-cell table:number-columns-repeated="989"/>
        </table:table-row>
        <table:table-row table:style-name="ro4">
          <table:table-cell table:style-name="ce55"/>
          <table:table-cell office:value-type="string" calcext:value-type="string" table:number-columns-spanned="2" table:number-rows-spanned="1">
            <text:p>op</text:p>
          </table:table-cell>
          <table:covered-table-cell table:style-name="ce20"/>
          <table:table-cell table:style-name="ce20" table:number-columns-spanned="5" table:number-rows-spanned="1"/>
          <table:covered-table-cell table:number-columns-repeated="4"/>
          <table:table-cell table:style-name="ce65" office:value-type="string" calcext:value-type="string" table:number-columns-spanned="3" table:number-rows-spanned="1">
            <text:p>op2</text:p>
          </table:table-cell>
          <table:covered-table-cell table:number-columns-repeated="2"/>
          <table:table-cell table:style-name="ce20" table:number-columns-spanned="22" table:number-rows-spanned="1"/>
          <table:covered-table-cell table:number-columns-repeated="2"/>
          <table:covered-table-cell table:style-name="ce20"/>
          <table:covered-table-cell table:number-columns-repeated="4"/>
          <table:covered-table-cell table:number-columns-repeated="2" table:style-name="ce20"/>
          <table:covered-table-cell table:number-columns-repeated="7"/>
          <table:covered-table-cell table:style-name="ce20"/>
          <table:covered-table-cell table:number-columns-repeated="4"/>
          <table:table-cell office:value-type="string" calcext:value-type="string">
            <text:p>op23</text:p>
          </table:table-cell>
          <table:table-cell table:style-name="ce46" office:value-type="string" calcext:value-type="string" table:number-columns-spanned="1" table:number-rows-spanned="2">
            <text:p>NOP</text:p>
          </table:table-cell>
          <table:table-cell table:number-columns-repeated="989"/>
        </table:table-row>
        <table:table-row table:style-name="ro4">
          <table:table-cell table:style-name="ce55"/>
          <table:table-cell table:style-name="ce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table:number-columns-repeated="2"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23</text:p>
          </table:table-cell>
          <table:covered-table-cell table:style-name="ce46"/>
          <table:table-cell table:number-columns-repeated="989"/>
        </table:table-row>
        <table:table-row table:style-name="ro4">
          <table:table-cell table:style-name="ce55"/>
          <table:table-cell office:value-type="string" calcext:value-type="string" table:number-columns-spanned="2" table:number-rows-spanned="1">
            <text:p>op</text:p>
          </table:table-cell>
          <table:covered-table-cell table:style-name="ce20"/>
          <table:table-cell table:style-name="ce20" office:value-type="string" calcext:value-type="string" table:number-columns-spanned="5" table:number-rows-spanned="1">
            <text:p>RESERVED</text:p>
          </table:table-cell>
          <table:covered-table-cell table:number-columns-repeated="4"/>
          <table:table-cell table:style-name="ce65" office:value-type="string" calcext:value-type="string" table:number-columns-spanned="3" table:number-rows-spanned="1">
            <text:p>op2</text:p>
          </table:table-cell>
          <table:covered-table-cell table:number-columns-repeated="2"/>
          <table:table-cell table:style-name="ce20" office:value-type="string" calcext:value-type="string" table:number-columns-spanned="22" table:number-rows-spanned="1">
            <text:p>const22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number-columns-repeated="2" table:style-name="ce20"/>
          <table:covered-table-cell table:number-columns-repeated="7"/>
          <table:covered-table-cell table:style-name="ce20"/>
          <table:covered-table-cell table:number-columns-repeated="4"/>
          <table:table-cell office:value-type="string" calcext:value-type="string">
            <text:p>op25</text:p>
          </table:table-cell>
          <table:table-cell table:style-name="ce46"/>
          <table:table-cell table:number-columns-repeated="989"/>
        </table:table-row>
        <table:table-row table:style-name="ro4">
          <table:table-cell table:style-name="ce55"/>
          <table:table-cell table:style-name="ce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4" table:style-name="ce55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/>
          <table:table-cell table:style-name="ce55" table:number-columns-repeated="2"/>
          <table:table-cell/>
          <table:table-cell table:style-name="ce55" table:number-columns-repeated="4"/>
          <table:table-cell table:number-columns-repeated="2"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25</text:p>
          </table:table-cell>
          <table:table-cell table:style-name="ce46"/>
          <table:table-cell table:number-columns-repeated="989"/>
        </table:table-row>
        <table:table-row table:style-name="ro4">
          <table:table-cell table:number-columns-spanned="33" table:number-rows-spanned="1"/>
          <table:covered-table-cell table:number-columns-repeated="3" table:style-name="ce20"/>
          <table:covered-table-cell table:number-columns-repeated="4"/>
          <table:covered-table-cell table:style-name="ce20"/>
          <table:covered-table-cell table:number-columns-repeated="2"/>
          <table:covered-table-cell table:style-name="ce20"/>
          <table:covered-table-cell table:number-columns-repeated="2"/>
          <table:covered-table-cell table:style-name="ce20"/>
          <table:covered-table-cell table:number-columns-repeated="4"/>
          <table:covered-table-cell table:number-columns-repeated="2" table:style-name="ce20"/>
          <table:covered-table-cell table:number-columns-repeated="7"/>
          <table:covered-table-cell table:style-name="ce20"/>
          <table:covered-table-cell table:number-columns-repeated="4"/>
          <table:table-cell/>
          <table:table-cell table:style-name="ce46"/>
          <table:table-cell table:number-columns-repeated="989"/>
        </table:table-row>
        <table:table-row table:style-name="ro4">
          <table:table-cell table:style-name="ce19" office:value-type="string" calcext:value-type="string" table:number-columns-spanned="1" table:number-rows-spanned="7">
            <text:p>Format 3 Non-Memory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6"/>
          <table:table-cell table:number-columns-repeated="989"/>
        </table:table-row>
        <table:table-row table:style-name="ro4">
          <table:covered-table-cell table:style-name="Default"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67" office:value-type="string" calcext:value-type="string">
            <text:p>I=0</text:p>
          </table:table-cell>
          <table:table-cell table:style-name="ce20" office:value-type="string" calcext:value-type="string" table:number-columns-spanned="8" table:number-rows-spanned="1">
            <text:p>asi</text:p>
          </table:table-cell>
          <table:covered-table-cell table:number-columns-repeated="7"/>
          <table:table-cell table:style-name="ce2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1</text:p>
          </table:table-cell>
          <table:table-cell table:style-name="ce46"/>
          <table:table-cell table:number-columns-repeated="989"/>
        </table:table-row>
        <table:table-row table:style-name="ro4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office:value-type="float" office:value="0" calcext:value-type="float">
            <text:p>0</text:p>
          </table:table-cell>
          <table:table-cell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31</text:p>
          </table:table-cell>
          <table:table-cell table:style-name="ce46"/>
          <table:table-cell table:number-columns-repeated="989"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67" office:value-type="string" calcext:value-type="string">
            <text:p>I=1</text:p>
          </table:table-cell>
          <table:table-cell table:style-name="ce20" office:value-type="string" calcext:value-type="string" table:number-columns-spanned="13" table:number-rows-spanned="1">
            <text:p>simm13</text:p>
          </table:table-cell>
          <table:covered-table-cell table:number-columns-repeated="7"/>
          <table:covered-table-cell table:style-name="ce20"/>
          <table:covered-table-cell table:number-columns-repeated="4"/>
          <table:table-cell office:value-type="string" calcext:value-type="string">
            <text:p>op32</text:p>
          </table:table-cell>
          <table:table-cell table:style-name="ce46"/>
          <table:table-cell table:number-columns-repeated="989"/>
        </table:table-row>
        <table:table-row table:style-name="ro4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office:value-type="float" office:value="1" calcext:value-type="float">
            <text:p>1</text:p>
          </table:table-cell>
          <table:table-cell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32</text:p>
          </table:table-cell>
          <table:table-cell table:style-name="ce46"/>
          <table:table-cell table:number-columns-repeated="989"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0" office:value-type="string" calcext:value-type="string" table:number-columns-spanned="9" table:number-rows-spanned="1">
            <text:p>opf</text:p>
          </table:table-cell>
          <table:covered-table-cell table:style-name="ce20"/>
          <table:covered-table-cell table:number-columns-repeated="7"/>
          <table:table-cell table:style-name="ce2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3</text:p>
          </table:table-cell>
          <table:table-cell table:style-name="ce46"/>
          <table:table-cell table:number-columns-repeated="989"/>
        </table:table-row>
        <table:table-row table:style-name="ro4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table:number-columns-repeated="2"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33</text:p>
          </table:table-cell>
          <table:table-cell table:style-name="ce46"/>
          <table:table-cell table:number-columns-repeated="989"/>
        </table:table-row>
        <table:table-row table:style-name="ro4">
          <table:table-cell table:style-name="ce19" office:value-type="string" calcext:value-type="string" table:number-columns-spanned="1" table:number-rows-spanned="7">
            <text:p>Format 3 Memory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6"/>
          <table:table-cell table:number-columns-repeated="989"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67" office:value-type="string" calcext:value-type="string">
            <text:p>I=0</text:p>
          </table:table-cell>
          <table:table-cell table:style-name="ce20" office:value-type="string" calcext:value-type="string" table:number-columns-spanned="8" table:number-rows-spanned="1">
            <text:p>asi</text:p>
          </table:table-cell>
          <table:covered-table-cell table:number-columns-repeated="7"/>
          <table:table-cell table:style-name="ce2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4</text:p>
          </table:table-cell>
          <table:table-cell table:style-name="ce46"/>
          <table:table-cell table:number-columns-repeated="989"/>
        </table:table-row>
        <table:table-row table:style-name="ro4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office:value-type="float" office:value="0" calcext:value-type="float">
            <text:p>0</text:p>
          </table:table-cell>
          <table:table-cell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34</text:p>
          </table:table-cell>
          <table:table-cell table:style-name="ce46"/>
          <table:table-cell table:number-columns-repeated="989"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67" office:value-type="string" calcext:value-type="string">
            <text:p>I=1</text:p>
          </table:table-cell>
          <table:table-cell table:style-name="ce20" office:value-type="string" calcext:value-type="string" table:number-columns-spanned="13" table:number-rows-spanned="1">
            <text:p>simm13</text:p>
          </table:table-cell>
          <table:covered-table-cell table:number-columns-repeated="7"/>
          <table:covered-table-cell table:style-name="ce20"/>
          <table:covered-table-cell table:number-columns-repeated="4"/>
          <table:table-cell office:value-type="string" calcext:value-type="string">
            <text:p>op35</text:p>
          </table:table-cell>
          <table:table-cell table:style-name="ce46"/>
          <table:table-cell table:number-columns-repeated="989"/>
        </table:table-row>
        <table:table-row table:style-name="ro4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office:value-type="float" office:value="1" calcext:value-type="float">
            <text:p>1</text:p>
          </table:table-cell>
          <table:table-cell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35</text:p>
          </table:table-cell>
          <table:table-cell table:style-name="ce46"/>
          <table:table-cell table:number-columns-repeated="989"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0" office:value-type="string" calcext:value-type="string" table:number-columns-spanned="9" table:number-rows-spanned="1">
            <text:p>opf</text:p>
          </table:table-cell>
          <table:covered-table-cell table:style-name="ce20"/>
          <table:covered-table-cell table:number-columns-repeated="7"/>
          <table:table-cell table:style-name="ce2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6</text:p>
          </table:table-cell>
          <table:table-cell table:style-name="ce46"/>
          <table:table-cell table:number-columns-repeated="989"/>
        </table:table-row>
        <table:table-row table:style-name="ro4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table:number-columns-repeated="2"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36</text:p>
          </table:table-cell>
          <table:table-cell table:style-name="ce46"/>
          <table:table-cell table:number-columns-repeated="989"/>
        </table:table-row>
        <table:table-row table:style-name="ro4">
          <table:table-cell table:style-name="ce19" office:value-type="string" calcext:value-type="string" table:number-columns-spanned="1" table:number-rows-spanned="5">
            <text:p>Format 3 Trap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989"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0" office:value-type="string" calcext:value-type="string" table:number-columns-spanned="5" table:number-rows-spanned="1">
            <text:p>RESERVE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67" office:value-type="string" calcext:value-type="string">
            <text:p>I=0</text:p>
          </table:table-cell>
          <table:table-cell table:style-name="ce20" office:value-type="string" calcext:value-type="string" table:number-columns-spanned="8" table:number-rows-spanned="1">
            <text:p>RESERVED</text:p>
          </table:table-cell>
          <table:covered-table-cell table:number-columns-repeated="7"/>
          <table:table-cell table:style-name="ce2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7</text:p>
          </table:table-cell>
          <table:table-cell/>
          <table:table-cell table:style-name="Default" table:number-columns-repeated="989"/>
        </table:table-row>
        <table:table-row table:style-name="ro4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4" table:style-name="ce55" office:value-type="string" calcext:value-type="string">
            <text:p>R</text:p>
          </table:table-cell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7" table:style-name="ce55" office:value-type="string" calcext:value-type="string">
            <text:p>R</text:p>
          </table:table-cell>
          <table:table-cell/>
          <table:table-cell table:style-name="ce55" table:number-columns-repeated="4"/>
          <table:table-cell office:value-type="string" calcext:value-type="string">
            <text:p>op37</text:p>
          </table:table-cell>
          <table:table-cell/>
          <table:table-cell table:style-name="Default" table:number-columns-repeated="989"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0" office:value-type="string" calcext:value-type="string" table:number-columns-spanned="5" table:number-rows-spanned="1">
            <text:p>RESERVED</text:p>
          </table:table-cell>
          <table:covered-table-cell office:value-type="string" calcext:value-type="string">
            <text:p>cond</text:p>
          </table:covered-table-cell>
          <table:covered-table-cell table:number-columns-repeated="3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67" office:value-type="string" calcext:value-type="string">
            <text:p>I=1</text:p>
          </table:table-cell>
          <table:table-cell table:style-name="ce20" office:value-type="string" calcext:value-type="string" table:number-columns-spanned="6" table:number-rows-spanned="1">
            <text:p>RESERVED</text:p>
          </table:table-cell>
          <table:covered-table-cell table:number-columns-repeated="5"/>
          <table:table-cell office:value-type="string" calcext:value-type="string" table:number-columns-spanned="7" table:number-rows-spanned="1">
            <text:p>imm7</text:p>
          </table:table-cell>
          <table:covered-table-cell/>
          <table:covered-table-cell table:style-name="ce20"/>
          <table:covered-table-cell table:number-columns-repeated="4"/>
          <table:table-cell office:value-type="string" calcext:value-type="string">
            <text:p>op38</text:p>
          </table:table-cell>
          <table:table-cell/>
          <table:table-cell table:style-name="Default" table:number-columns-repeated="989"/>
        </table:table-row>
        <table:table-row table:style-name="ro4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4" table:style-name="ce55" office:value-type="string" calcext:value-type="string">
            <text:p>R</text:p>
          </table:table-cell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5" table:style-name="ce55" office:value-type="string" calcext:value-type="string">
            <text:p>R</text:p>
          </table:table-cell>
          <table:table-cell table:style-name="ce55" table:number-columns-repeated="2"/>
          <table:table-cell/>
          <table:table-cell table:style-name="ce55" table:number-columns-repeated="4"/>
          <table:table-cell office:value-type="string" calcext:value-type="string">
            <text:p>op38</text:p>
          </table:table-cell>
          <table:table-cell/>
          <table:table-cell table:style-name="Default" table:number-columns-repeated="989"/>
        </table:table-row>
        <table:table-row table:style-name="ro4">
          <table:table-cell table:style-name="ce19" office:value-type="string" calcext:value-type="string" table:number-columns-spanned="1" table:number-rows-spanned="5">
            <text:p>Format 3 CoProc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989"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0" office:value-type="string" calcext:value-type="string" table:number-columns-spanned="9" table:number-rows-spanned="1">
            <text:p>opc</text:p>
          </table:table-cell>
          <table:covered-table-cell table:style-name="ce20"/>
          <table:covered-table-cell table:number-columns-repeated="7"/>
          <table:table-cell table:style-name="ce2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9</text:p>
          </table:table-cell>
          <table:table-cell/>
          <table:table-cell table:style-name="Default" table:number-columns-repeated="989"/>
        </table:table-row>
        <table:table-row table:style-name="ro4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4"/>
          <table:table-cell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table:style-name="ce55" table:number-columns-repeated="4"/>
          <table:table-cell table:number-columns-repeated="2"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39</text:p>
          </table:table-cell>
          <table:table-cell/>
          <table:table-cell table:style-name="Default" table:number-columns-repeated="989"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0" office:value-type="string" calcext:value-type="string" table:number-columns-spanned="9" table:number-rows-spanned="1">
            <text:p>opc</text:p>
          </table:table-cell>
          <table:covered-table-cell table:style-name="ce20"/>
          <table:covered-table-cell table:number-columns-repeated="7"/>
          <table:table-cell table:style-name="ce2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0</text:p>
          </table:table-cell>
          <table:table-cell/>
          <table:table-cell table:style-name="Default" table:number-columns-repeated="989"/>
        </table:table-row>
        <table:table-row table:style-name="ro4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4"/>
          <table:table-cell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/>
          <table:table-cell table:style-name="ce55" table:number-columns-repeated="4"/>
          <table:table-cell table:number-columns-repeated="2"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30</text:p>
          </table:table-cell>
          <table:table-cell/>
          <table:table-cell table:style-name="Default" table:number-columns-repeated="989"/>
        </table:table-row>
        <table:table-row table:style-name="ro4">
          <table:table-cell table:style-name="ce19" office:value-type="string" calcext:value-type="string" table:number-columns-spanned="1" table:number-rows-spanned="5">
            <text:p>Format 3 STBar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989"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67" office:value-type="string" calcext:value-type="string">
            <text:p>I=0</text:p>
          </table:table-cell>
          <table:table-cell table:style-name="ce20" office:value-type="string" calcext:value-type="string" table:number-columns-spanned="8" table:number-rows-spanned="1">
            <text:p>unused</text:p>
          </table:table-cell>
          <table:covered-table-cell table:number-columns-repeated="7"/>
          <table:table-cell table:style-name="ce2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40</text:p>
          </table:table-cell>
          <table:table-cell/>
          <table:table-cell table:style-name="Default" table:number-columns-repeated="989"/>
        </table:table-row>
        <table:table-row table:style-name="ro4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7" table:style-name="ce55" office:value-type="float" office:value="0" calcext:value-type="float">
            <text:p>0</text:p>
          </table:table-cell>
          <table:table-cell/>
          <table:table-cell table:style-name="ce55" table:number-columns-repeated="4"/>
          <table:table-cell office:value-type="string" calcext:value-type="string">
            <text:p>op40</text:p>
          </table:table-cell>
          <table:table-cell/>
          <table:table-cell table:style-name="Default" table:number-columns-repeated="989"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0" office:value-type="string" calcext:value-type="string" table:number-columns-spanned="14" table:number-rows-spanned="1">
            <text:p>unused</text:p>
          </table:table-cell>
          <table:covered-table-cell table:style-name="ce20"/>
          <table:covered-table-cell table:number-columns-repeated="7"/>
          <table:covered-table-cell table:style-name="ce25"/>
          <table:covered-table-cell table:number-columns-repeated="4"/>
          <table:table-cell office:value-type="string" calcext:value-type="string">
            <text:p>op41</text:p>
          </table:table-cell>
          <table:table-cell/>
          <table:table-cell table:style-name="Default" table:number-columns-repeated="989"/>
        </table:table-row>
        <table:table-row table:style-name="ro4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7"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office:value-type="string" calcext:value-type="string">
            <text:p>op41</text:p>
          </table:table-cell>
          <table:table-cell/>
          <table:table-cell table:style-name="Default" table:number-columns-repeated="989"/>
        </table:table-row>
        <table:table-row table:style-name="ro4">
          <table:table-cell table:style-name="ce55"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0" office:value-type="string" calcext:value-type="string" table:number-columns-spanned="14" table:number-rows-spanned="1">
            <text:p>unused</text:p>
          </table:table-cell>
          <table:covered-table-cell table:style-name="ce20"/>
          <table:covered-table-cell table:number-columns-repeated="7"/>
          <table:covered-table-cell table:style-name="ce25"/>
          <table:covered-table-cell table:number-columns-repeated="4"/>
          <table:table-cell office:value-type="string" calcext:value-type="string">
            <text:p>op42</text:p>
          </table:table-cell>
          <table:table-cell/>
          <table:table-cell table:style-name="Default" table:number-columns-repeated="989"/>
        </table:table-row>
        <table:table-row table:style-name="ro4">
          <table:table-cell table:style-name="ce55"/>
          <table:table-cell table:style-name="ce5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office:value-type="string" calcext:value-type="string">
            <text:p>op42</text:p>
          </table:table-cell>
          <table:table-cell/>
          <table:table-cell table:style-name="Default" table:number-columns-repeated="989"/>
        </table:table-row>
        <table:table-row table:style-name="ro4">
          <table:table-cell table:style-name="ce55"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0" office:value-type="string" calcext:value-type="string" table:number-columns-spanned="5" table:number-rows-spanned="1">
            <text:p>unuse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67" office:value-type="string" calcext:value-type="string">
            <text:p>I=0</text:p>
          </table:table-cell>
          <table:table-cell table:style-name="ce20" office:value-type="string" calcext:value-type="string" table:number-columns-spanned="8" table:number-rows-spanned="1">
            <text:p>unused</text:p>
          </table:table-cell>
          <table:covered-table-cell table:number-columns-repeated="7"/>
          <table:table-cell table:style-name="ce2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43</text:p>
          </table:table-cell>
          <table:table-cell/>
          <table:table-cell table:style-name="Default" table:number-columns-repeated="989"/>
        </table:table-row>
        <table:table-row table:style-name="ro4">
          <table:table-cell table:style-name="ce55"/>
          <table:table-cell table:style-name="ce5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7" table:style-name="ce55" office:value-type="float" office:value="0" calcext:value-type="float">
            <text:p>0</text:p>
          </table:table-cell>
          <table:table-cell/>
          <table:table-cell table:style-name="ce55" table:number-columns-repeated="4"/>
          <table:table-cell office:value-type="string" calcext:value-type="string">
            <text:p>op43</text:p>
          </table:table-cell>
          <table:table-cell/>
          <table:table-cell table:style-name="Default" table:number-columns-repeated="989"/>
        </table:table-row>
        <table:table-row table:style-name="ro4">
          <table:table-cell table:style-name="ce55"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67" office:value-type="string" calcext:value-type="string">
            <text:p>I=1</text:p>
          </table:table-cell>
          <table:table-cell table:style-name="ce20" office:value-type="string" calcext:value-type="string" table:number-columns-spanned="13" table:number-rows-spanned="1">
            <text:p>simm13</text:p>
          </table:table-cell>
          <table:covered-table-cell table:number-columns-repeated="7"/>
          <table:covered-table-cell table:style-name="ce20"/>
          <table:covered-table-cell table:number-columns-repeated="4"/>
          <table:table-cell office:value-type="string" calcext:value-type="string">
            <text:p>op44</text:p>
          </table:table-cell>
          <table:table-cell/>
          <table:table-cell table:style-name="Default" table:number-columns-repeated="989"/>
        </table:table-row>
        <table:table-row table:style-name="ro4">
          <table:table-cell table:style-name="ce55"/>
          <table:table-cell table:style-name="ce5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office:value-type="float" office:value="1" calcext:value-type="float">
            <text:p>1</text:p>
          </table:table-cell>
          <table:table-cell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44</text:p>
          </table:table-cell>
          <table:table-cell/>
          <table:table-cell table:style-name="Default" table:number-columns-repeated="989"/>
        </table:table-row>
        <table:table-row table:style-name="ro4">
          <table:table-cell table:number-columns-spanned="33" table:number-rows-spanned="1"/>
          <table:covered-table-cell table:number-columns-repeated="32" table:style-name="Default"/>
          <table:table-cell table:number-columns-repeated="2"/>
          <table:table-cell table:style-name="Default" table:number-columns-repeated="989"/>
        </table:table-row>
      </table:table>
      <table:table table:name="Format-Details" table:style-name="ta1">
        <office:forms form:automatic-focus="false" form:apply-design-mode="false"/>
        <table:table-column table:style-name="co2" table:number-columns-repeated="36" table:default-cell-style-name="Default"/>
        <table:table-column table:style-name="co18" table:default-cell-style-name="Default"/>
        <table:table-column table:style-name="co2" table:number-columns-repeated="14" table:default-cell-style-name="Default"/>
        <table:table-row table:style-name="ro4">
          <table:table-cell office:value-type="string" calcext:value-type="string">
            <text:p>Format_Name</text:p>
          </table:table-cell>
          <table:table-cell office:value-type="string" calcext:value-type="string">
            <text:p>Num_Fields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Sum-Of-Lengths</text:p>
          </table:table-cell>
        </table:table-row>
        <table:table-row table:style-name="ro4"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2]-[.E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J2]-[.K2]+1" office:value-type="float" office:value="30" calcext:value-type="float">
            <text:p>30</text:p>
          </table:table-cell>
          <table:table-cell/>
          <table:table-cell office:value-type="string" calcext:value-type="string">
            <text:p>range</text:p>
          </table:table-cell>
          <table:table-cell table:number-columns-repeated="36"/>
          <table:table-cell table:formula="of:=SUM([.AV2];[.AP2];[.AJ2];[.AD2];[.X2];[.R2];[.L2];[.F2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3]-[.E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3]-[.K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P3]-[.Q3]+1" office:value-type="float" office:value="3" calcext:value-type="float">
            <text:p>3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imm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3]-[.W3]+1" office:value-type="float" office:value="22" calcext:value-type="float">
            <text:p>22</text:p>
          </table:table-cell>
          <table:table-cell/>
          <table:table-cell office:value-type="string" calcext:value-type="string">
            <text:p>range</text:p>
          </table:table-cell>
          <table:table-cell table:number-columns-repeated="24"/>
          <table:table-cell table:formula="of:=SUM([.AV3];[.AP3];[.AJ3];[.AD3];[.X3];[.R3];[.L3];[.F3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4]-[.E4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J4]-[.K4]+1" office:value-type="float" office:value="1" calcext:value-type="float">
            <text:p>1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P4]-[.Q4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V4]-[.W4]+1" office:value-type="float" office:value="3" calcext:value-type="float">
            <text:p>3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disp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AB4]-[.AC4]+1" office:value-type="float" office:value="22" calcext:value-type="float">
            <text:p>22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AV4];[.AP4];[.AJ4];[.AD4];[.X4];[.R4];[.L4];[.F4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5]-[.E5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ONAME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5]-[.K5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P5]-[.Q5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5]-[.W5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24"/>
          <table:table-cell table:formula="of:=SUM([.AV5];[.AP5];[.AJ5];[.AD5];[.X5];[.R5];[.L5];[.F5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6]-[.E6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6]-[.K6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P6]-[.Q6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onst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6]-[.W6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ge</text:p>
          </table:table-cell>
          <table:table-cell table:number-columns-repeated="24"/>
          <table:table-cell table:formula="of:=SUM([.AV6];[.AP6];[.AJ6];[.AD6];[.X6];[.R6];[.L6];[.F6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7]-[.E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7]-[.K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7]-[.Q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7]-[.W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7]-[.AC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H7]-[.AI7]+1" office:value-type="float" office:value="8" calcext:value-type="float">
            <text:p>8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N7]-[.AO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AV7];[.AP7];[.AJ7];[.AD7];[.X7];[.R7];[.L7];[.F7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8]-[.E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8]-[.K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8]-[.Q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8]-[.W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8]-[.AC8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H8]-[.AI8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2"/>
          <table:table-cell table:formula="of:=SUM([.AV8];[.AP8];[.AJ8];[.AD8];[.X8];[.R8];[.L8];[.F8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9]-[.E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9]-[.K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9]-[.Q9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9]-[.W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B9]-[.AC9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H9]-[.AI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AV9];[.AP9];[.AJ9];[.AD9];[.X9];[.R9];[.L9];[.F9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0]-[.E10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0]-[.K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0]-[.Q1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0]-[.W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10]-[.AC1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H10]-[.AI10]+1" office:value-type="float" office:value="8" calcext:value-type="float">
            <text:p>8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N10]-[.AO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AV10];[.AP10];[.AJ10];[.AD10];[.X10];[.R10];[.L10];[.F10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1]-[.E11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1]-[.K1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1]-[.Q1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1]-[.W1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11]-[.AC1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H11]-[.AI11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2"/>
          <table:table-cell table:formula="of:=SUM([.AV11];[.AP11];[.AJ11];[.AD11];[.X11];[.R11];[.L11];[.F11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2]-[.E12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2]-[.K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2]-[.Q12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2]-[.W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B12]-[.AC12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H12]-[.AI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AV12];[.AP12];[.AJ12];[.AD12];[.X12];[.R12];[.L12];[.F12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3]-[.E13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J13]-[.K1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P13]-[.Q13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V13]-[.W13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AB13]-[.AC1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H13]-[.AI1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N13]-[.AO13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T13]-[.AU1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AV13];[.AP13];[.AJ13];[.AD13];[.X13];[.R13];[.L13];[.F13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4]-[.E14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J14]-[.K14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P14]-[.Q14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V14]-[.W14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AB14]-[.AC1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H14]-[.AI14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AN14]-[.AO14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mm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T14]-[.AU14]+1" office:value-type="float" office:value="7" calcext:value-type="float">
            <text:p>7</text:p>
          </table:table-cell>
          <table:table-cell/>
          <table:table-cell office:value-type="string" calcext:value-type="string">
            <text:p>range</text:p>
          </table:table-cell>
          <table:table-cell table:formula="of:=SUM([.AV14];[.AP14];[.AJ14];[.AD14];[.X14];[.R14];[.L14];[.F14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5]-[.E1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5]-[.K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5]-[.Q15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5]-[.W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B15]-[.AC15]+1" office:value-type="float" office:value="9" calcext:value-type="float">
            <text:p>9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H15]-[.AI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AV15];[.AP15];[.AJ15];[.AD15];[.X15];[.R15];[.L15];[.F15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6]-[.E1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6]-[.K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6]-[.Q16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6]-[.W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B16]-[.AC16]+1" office:value-type="float" office:value="9" calcext:value-type="float">
            <text:p>9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H16]-[.AI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AV16];[.AP16];[.AJ16];[.AD16];[.X16];[.R16];[.L16];[.F16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7]-[.E17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7]-[.K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7]-[.Q1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7]-[.W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17]-[.AC1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H17]-[.AI17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N17]-[.AO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AV17];[.AP17];[.AJ17];[.AD17];[.X17];[.R17];[.L17];[.F17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8]-[.E1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8]-[.K1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8]-[.Q1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8]-[.W1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simm1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B18]-[.AC18]+1" office:value-type="float" office:value="14" calcext:value-type="float">
            <text:p>14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AV18];[.AP18];[.AJ18];[.AD18];[.X18];[.R18];[.L18];[.F18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9]-[.E1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9]-[.K19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9]-[.Q19]+1" office:value-type="float" office:value="6" calcext:value-type="float">
            <text:p>6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9]-[.W19]+1" office:value-type="float" office:value="5" calcext:value-type="float">
            <text:p>5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B19]-[.AC19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18"/>
          <table:table-cell table:formula="of:=SUM([.AV19];[.AP19];[.AJ19];[.AD19];[.X19];[.R19];[.L19];[.F19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20]-[.E20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20]-[.K20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20]-[.Q2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20]-[.W2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20]-[.AC2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H20]-[.AI20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N20]-[.AO2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AV20];[.AP20];[.AJ20];[.AD20];[.X20];[.R20];[.L20];[.F20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21]-[.E21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21]-[.K21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21]-[.Q2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21]-[.W2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21]-[.AC2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H21]-[.AI21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2"/>
          <table:table-cell table:formula="of:=SUM([.AV21];[.AP21];[.AJ21];[.AD21];[.X21];[.R21];[.L21];[.F21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22]-[.E2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22]-[.K2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22]-[.Q22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22]-[.W22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B22]-[.AC22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H22]-[.AI2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AV22];[.AP22];[.AJ22];[.AD22];[.X22];[.R22];[.L22];[.F22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23]-[.E23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23]-[.K23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23]-[.Q23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23]-[.W2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B23]-[.AC23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H23]-[.AI2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AV23];[.AP23];[.AJ23];[.AD23];[.X23];[.R23];[.L23];[.F23])" office:value-type="float" office:value="32" calcext:value-type="float">
            <text:p>32</text:p>
          </table:table-cell>
        </table:table-row>
      </table:table>
      <table:table table:name="cond table" table:style-name="ta1">
        <table:table-column table:style-name="co8" table:default-cell-style-name="Default"/>
        <table:table-column table:style-name="co8" table:default-cell-style-name="ce34"/>
        <table:table-column table:style-name="co8" table:number-columns-repeated="2" table:default-cell-style-name="Default"/>
        <table:table-column table:style-name="co8" table:default-cell-style-name="ce34"/>
        <table:table-column table:style-name="co8" table:number-columns-repeated="2" table:default-cell-style-name="Default"/>
        <table:table-column table:style-name="co8" table:default-cell-style-name="ce34"/>
        <table:table-column table:style-name="co8" table:number-columns-repeated="2" table:default-cell-style-name="Default"/>
        <table:table-column table:style-name="co8" table:default-cell-style-name="ce34"/>
        <table:table-row table:style-name="ro4">
          <table:table-cell office:value-type="string" calcext:value-type="string">
            <text:p>T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FB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BA</text:p>
          </table:table-cell>
          <table:table-cell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T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B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FB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CBN</text:p>
          </table:table-cell>
          <table:table-cell office:value-type="float" office:value="0" calcext:value-type="float">
            <text:p>0000</text:p>
          </table:table-cell>
        </table:table-row>
        <table:table-row table:style-name="ro4">
          <table:table-cell office:value-type="string" calcext:value-type="string">
            <text:p>TN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FBU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CB3</text:p>
          </table:table-cell>
          <table:table-cell office:value-type="float" office:value="111" calcext:value-type="float">
            <text:p>0111</text:p>
          </table:table-cell>
        </table:table-row>
        <table:table-row table:style-name="ro4">
          <table:table-cell office:value-type="string" calcext:value-type="string">
            <text:p>T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FB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CB2</text:p>
          </table:table-cell>
          <table:table-cell office:value-type="float" office:value="110" calcext:value-type="float">
            <text:p>0110</text:p>
          </table:table-cell>
        </table:table-row>
        <table:table-row table:style-name="ro4">
          <table:table-cell office:value-type="string" calcext:value-type="string">
            <text:p>T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FBUG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CB23</text:p>
          </table:table-cell>
          <table:table-cell office:value-type="float" office:value="101" calcext:value-type="float">
            <text:p>0101</text:p>
          </table:table-cell>
        </table:table-row>
        <table:table-row table:style-name="ro4">
          <table:table-cell office:value-type="string" calcext:value-type="string">
            <text:p>TLE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FBL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CB1</text:p>
          </table:table-cell>
          <table:table-cell office:value-type="float" office:value="100" calcext:value-type="float">
            <text:p>0100</text:p>
          </table:table-cell>
        </table:table-row>
        <table:table-row table:style-name="ro4">
          <table:table-cell office:value-type="string" calcext:value-type="string">
            <text:p>T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FBU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CB13</text:p>
          </table:table-cell>
          <table:table-cell office:value-type="float" office:value="11" calcext:value-type="float">
            <text:p>0011</text:p>
          </table:table-cell>
        </table:table-row>
        <table:table-row table:style-name="ro4">
          <table:table-cell office:value-type="string" calcext:value-type="string">
            <text:p>T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FBLG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CB12</text:p>
          </table:table-cell>
          <table:table-cell office:value-type="float" office:value="10" calcext:value-type="float">
            <text:p>0010</text:p>
          </table:table-cell>
        </table:table-row>
        <table:table-row table:style-name="ro4">
          <table:table-cell office:value-type="string" calcext:value-type="string">
            <text:p>TGU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BGU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FBN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CB123</text:p>
          </table:table-cell>
          <table:table-cell office:value-type="float" office:value="1" calcext:value-type="float">
            <text:p>0001</text:p>
          </table:table-cell>
        </table:table-row>
        <table:table-row table:style-name="ro4">
          <table:table-cell office:value-type="string" calcext:value-type="string">
            <text:p>TLEU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BLEU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FB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CB0</text:p>
          </table:table-cell>
          <table:table-cell office:value-type="float" office:value="1001" calcext:value-type="float">
            <text:p>1001</text:p>
          </table:table-cell>
        </table:table-row>
        <table:table-row table:style-name="ro4">
          <table:table-cell office:value-type="string" calcext:value-type="string">
            <text:p>TCC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BCC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FBUE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CB03</text:p>
          </table:table-cell>
          <table:table-cell office:value-type="float" office:value="1010" calcext:value-type="float">
            <text:p>1010</text:p>
          </table:table-cell>
        </table:table-row>
        <table:table-row table:style-name="ro4">
          <table:table-cell office:value-type="string" calcext:value-type="string">
            <text:p>TCS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BCS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FB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CB02</text:p>
          </table:table-cell>
          <table:table-cell office:value-type="float" office:value="1011" calcext:value-type="float">
            <text:p>1011</text:p>
          </table:table-cell>
        </table:table-row>
        <table:table-row table:style-name="ro4">
          <table:table-cell office:value-type="string" calcext:value-type="string">
            <text:p>TPOS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BPOS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FBUGE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CB023</text:p>
          </table:table-cell>
          <table:table-cell office:value-type="float" office:value="1100" calcext:value-type="float">
            <text:p>1100</text:p>
          </table:table-cell>
        </table:table-row>
        <table:table-row table:style-name="ro4">
          <table:table-cell office:value-type="string" calcext:value-type="string">
            <text:p>TNE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BNE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FBLE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CB01</text:p>
          </table:table-cell>
          <table:table-cell office:value-type="float" office:value="1101" calcext:value-type="float">
            <text:p>1101</text:p>
          </table:table-cell>
        </table:table-row>
        <table:table-row table:style-name="ro4">
          <table:table-cell office:value-type="string" calcext:value-type="string">
            <text:p>TVC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BVC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FBULE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CB013</text:p>
          </table:table-cell>
          <table:table-cell office:value-type="float" office:value="1110" calcext:value-type="float">
            <text:p>1110</text:p>
          </table:table-cell>
        </table:table-row>
        <table:table-row table:style-name="ro4">
          <table:table-cell office:value-type="string" calcext:value-type="string">
            <text:p>TVS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BVS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FBO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CB012</text:p>
          </table:table-cell>
          <table:table-cell office:value-type="float" office:value="1111" calcext:value-type="float">
            <text:p>1111</text:p>
          </table:table-cell>
        </table:table-row>
      </table:table>
      <table:named-expressions/>
      <table:database-ranges>
        <table:database-range table:name="__Anonymous_Sheet_DB__1" table:target-range-address="Formats.A1:Formats.BH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number:number-style style:name="N124">
      <number:number number:decimal-places="0" loext:min-decimal-places="0" number:min-integer-digits="2"/>
    </number:number-style>
    <number:number-style style:name="N125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5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07:11:33.273465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0T11:07:41.629279330</dc:date>
    <meta:editing-duration>P3DT9H53M29S</meta:editing-duration>
    <meta:editing-cycles>329</meta:editing-cycles>
    <meta:generator>LibreOffice/6.0.7.3$Linux_X86_64 LibreOffice_project/00m0$Build-3</meta:generator>
    <dc:creator>Abhijat Vichare</dc:creator>
    <meta:document-statistic meta:table-count="7" meta:cell-count="11565" meta:object-count="0"/>
  </office:meta>
</office:document-meta>
</file>